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40930d" officeooo:paragraph-rsid="002518c1"/>
    </style:style>
    <style:style style:name="P2" style:family="paragraph" style:parent-style-name="Text_20_body">
      <style:paragraph-properties fo:text-align="justify" style:justify-single-word="false"/>
      <style:text-properties officeooo:rsid="0040930d" officeooo:paragraph-rsid="002759f0"/>
    </style:style>
    <style:style style:name="P3" style:family="paragraph" style:parent-style-name="Text_20_body">
      <style:paragraph-properties fo:text-align="justify" style:justify-single-word="false"/>
      <style:text-properties officeooo:rsid="000939be" officeooo:paragraph-rsid="000939be"/>
    </style:style>
    <style:style style:name="P4" style:family="paragraph" style:parent-style-name="Text_20_body">
      <style:paragraph-properties fo:text-align="justify" style:justify-single-word="false"/>
      <style:text-properties officeooo:rsid="00174fdc" officeooo:paragraph-rsid="00174fdc"/>
    </style:style>
    <style:style style:name="P5" style:family="paragraph" style:parent-style-name="Text_20_body">
      <style:paragraph-properties fo:text-align="justify" style:justify-single-word="false"/>
      <style:text-properties officeooo:rsid="001a56c8" officeooo:paragraph-rsid="001a56c8"/>
    </style:style>
    <style:style style:name="P6" style:family="paragraph" style:parent-style-name="Text_20_body">
      <style:paragraph-properties fo:text-align="justify" style:justify-single-word="false"/>
      <style:text-properties officeooo:paragraph-rsid="0016a8bf"/>
    </style:style>
    <style:style style:name="P7" style:family="paragraph" style:parent-style-name="Text_20_body">
      <style:paragraph-properties fo:text-align="justify" style:justify-single-word="false"/>
      <style:text-properties officeooo:paragraph-rsid="0007778a"/>
    </style:style>
    <style:style style:name="P8" style:family="paragraph" style:parent-style-name="Text_20_body">
      <style:paragraph-properties fo:text-align="justify" style:justify-single-word="false"/>
      <style:text-properties officeooo:rsid="000ef4d5" officeooo:paragraph-rsid="000ef4d5"/>
    </style:style>
    <style:style style:name="P9" style:family="paragraph" style:parent-style-name="Text_20_body">
      <style:paragraph-properties fo:text-align="justify" style:justify-single-word="false"/>
      <style:text-properties officeooo:rsid="000f06e9" officeooo:paragraph-rsid="000f06e9"/>
    </style:style>
    <style:style style:name="P10" style:family="paragraph" style:parent-style-name="Text_20_body">
      <style:paragraph-properties fo:text-align="justify" style:justify-single-word="false"/>
      <style:text-properties officeooo:rsid="002a85a8" officeooo:paragraph-rsid="002a85a8"/>
    </style:style>
    <style:style style:name="P11" style:family="paragraph" style:parent-style-name="Text_20_body">
      <style:paragraph-properties fo:text-align="justify" style:justify-single-word="false"/>
      <style:text-properties officeooo:rsid="00453dc9" officeooo:paragraph-rsid="00453dc9"/>
    </style:style>
    <style:style style:name="P12" style:family="paragraph" style:parent-style-name="Text_20_body">
      <style:paragraph-properties fo:text-align="justify" style:justify-single-word="false"/>
      <style:text-properties officeooo:rsid="0038a9f9" officeooo:paragraph-rsid="003bab80"/>
    </style:style>
    <style:style style:name="P13" style:family="paragraph" style:parent-style-name="Text_20_body">
      <style:paragraph-properties fo:text-align="justify" style:justify-single-word="false"/>
      <style:text-properties officeooo:rsid="002759f0" officeooo:paragraph-rsid="002759f0"/>
    </style:style>
    <style:style style:name="P14" style:family="paragraph" style:parent-style-name="Text_20_body">
      <style:paragraph-properties fo:text-align="center" style:justify-single-word="false"/>
      <style:text-properties officeooo:rsid="0007ada8" officeooo:paragraph-rsid="0007ada8"/>
    </style:style>
    <style:style style:name="P15" style:family="paragraph" style:parent-style-name="Text_20_body">
      <style:paragraph-properties fo:text-align="justify" style:justify-single-word="false"/>
      <style:text-properties officeooo:rsid="0013dccd" officeooo:paragraph-rsid="0013dccd"/>
    </style:style>
    <style:style style:name="P16" style:family="paragraph" style:parent-style-name="Text_20_body">
      <style:paragraph-properties fo:text-align="justify" style:justify-single-word="false"/>
      <style:text-properties officeooo:rsid="000939be" officeooo:paragraph-rsid="000939be"/>
    </style:style>
    <style:style style:name="P17" style:family="paragraph" style:parent-style-name="Text_20_body">
      <style:paragraph-properties fo:text-align="justify" style:justify-single-word="false"/>
      <style:text-properties officeooo:rsid="00174fdc" officeooo:paragraph-rsid="00174fdc"/>
    </style:style>
    <style:style style:name="P18" style:family="paragraph" style:parent-style-name="Text_20_body">
      <style:paragraph-properties fo:text-align="justify" style:justify-single-word="false"/>
      <style:text-properties officeooo:rsid="001a56c8" officeooo:paragraph-rsid="001a56c8"/>
    </style:style>
    <style:style style:name="P19" style:family="paragraph" style:parent-style-name="Text_20_body">
      <style:paragraph-properties fo:text-align="justify" style:justify-single-word="false"/>
      <style:text-properties officeooo:rsid="00453dc9" officeooo:paragraph-rsid="00453dc9"/>
    </style:style>
    <style:style style:name="P20" style:family="paragraph" style:parent-style-name="Text_20_body">
      <style:paragraph-properties fo:text-align="justify" style:justify-single-word="false"/>
      <style:text-properties officeooo:rsid="00362ff5" officeooo:paragraph-rsid="00362ff5"/>
    </style:style>
    <style:style style:name="P21" style:family="paragraph" style:parent-style-name="Text_20_body">
      <style:paragraph-properties fo:text-align="justify" style:justify-single-word="false"/>
      <style:text-properties officeooo:rsid="00388d92" officeooo:paragraph-rsid="003bab80"/>
    </style:style>
    <style:style style:name="P22" style:family="paragraph" style:parent-style-name="Text_20_body">
      <style:paragraph-properties fo:text-align="justify" style:justify-single-word="false"/>
      <style:text-properties officeooo:rsid="0040930d" officeooo:paragraph-rsid="002518c1"/>
    </style:style>
    <style:style style:name="P23" style:family="paragraph" style:parent-style-name="Text_20_body">
      <style:paragraph-properties fo:text-align="justify" style:justify-single-word="false"/>
      <style:text-properties officeooo:rsid="002a85a8" officeooo:paragraph-rsid="002a85a8"/>
    </style:style>
    <style:style style:name="P24" style:family="paragraph" style:parent-style-name="Text_20_body">
      <style:paragraph-properties fo:text-align="justify" style:justify-single-word="false"/>
      <style:text-properties officeooo:rsid="000f06e9" officeooo:paragraph-rsid="000f06e9"/>
    </style:style>
    <style:style style:name="P25" style:family="paragraph" style:parent-style-name="Title">
      <style:paragraph-properties fo:text-align="center" style:justify-single-word="false"/>
      <style:text-properties officeooo:rsid="0007ada8" officeooo:paragraph-rsid="0007ada8"/>
    </style:style>
    <style:style style:name="P26" style:family="paragraph" style:parent-style-name="Heading_20_2">
      <style:paragraph-properties fo:text-align="justify" style:justify-single-word="false"/>
      <style:text-properties officeooo:rsid="00124adb" officeooo:paragraph-rsid="00124adb"/>
    </style:style>
    <style:style style:name="P27" style:family="paragraph" style:parent-style-name="Heading_20_2">
      <style:paragraph-properties fo:text-align="justify" style:justify-single-word="false"/>
      <style:text-properties officeooo:rsid="0013dccd" officeooo:paragraph-rsid="0013dccd"/>
    </style:style>
    <style:style style:name="P28" style:family="paragraph" style:parent-style-name="Heading_20_2">
      <style:paragraph-properties fo:text-align="justify" style:justify-single-word="false"/>
      <style:text-properties officeooo:rsid="00174fdc" officeooo:paragraph-rsid="00174fdc"/>
    </style:style>
    <style:style style:name="P29" style:family="paragraph" style:parent-style-name="Heading_20_2">
      <style:paragraph-properties fo:text-align="justify" style:justify-single-word="false"/>
      <style:text-properties officeooo:rsid="00362ff5" officeooo:paragraph-rsid="00362ff5"/>
    </style:style>
    <style:style style:name="P30" style:family="paragraph" style:parent-style-name="Heading_20_2">
      <style:paragraph-properties fo:text-align="justify" style:justify-single-word="false"/>
      <style:text-properties officeooo:rsid="0016a8bf" officeooo:paragraph-rsid="0016a8bf"/>
    </style:style>
    <style:style style:name="P31" style:family="paragraph" style:parent-style-name="Heading_20_2">
      <style:paragraph-properties fo:text-align="justify" style:justify-single-word="false"/>
      <style:text-properties officeooo:rsid="001143ab" officeooo:paragraph-rsid="001143ab"/>
    </style:style>
    <style:style style:name="P32" style:family="paragraph" style:parent-style-name="Heading_20_1">
      <style:paragraph-properties fo:text-align="justify" style:justify-single-word="false" fo:break-before="page"/>
      <style:text-properties officeooo:rsid="0007778a" officeooo:paragraph-rsid="0007778a"/>
    </style:style>
    <style:style style:name="P33" style:family="paragraph" style:parent-style-name="Heading_20_3">
      <style:paragraph-properties fo:text-align="justify" style:justify-single-word="false"/>
      <style:text-properties officeooo:rsid="00362ff5" officeooo:paragraph-rsid="00362ff5"/>
    </style:style>
    <style:style style:name="P34" style:family="paragraph" style:parent-style-name="Heading_20_3">
      <style:paragraph-properties fo:text-align="justify" style:justify-single-word="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917c"/>
    </style:style>
    <style:style style:name="T2" style:family="text">
      <style:text-properties officeooo:rsid="000d3733"/>
    </style:style>
    <style:style style:name="T3" style:family="text">
      <style:text-properties officeooo:rsid="000f226e"/>
    </style:style>
    <style:style style:name="T4" style:family="text">
      <style:text-properties officeooo:rsid="0015aa90"/>
    </style:style>
    <style:style style:name="T5" style:family="text">
      <style:text-properties officeooo:rsid="00174fdc"/>
    </style:style>
    <style:style style:name="T6" style:family="text">
      <style:text-properties officeooo:rsid="0018c96b"/>
    </style:style>
    <style:style style:name="T7" style:family="text">
      <style:text-properties officeooo:rsid="001fa5c1"/>
    </style:style>
    <style:style style:name="T8" style:family="text">
      <style:text-properties officeooo:rsid="002198e9"/>
    </style:style>
    <style:style style:name="T9" style:family="text">
      <style:text-properties officeooo:rsid="00236bd4"/>
    </style:style>
    <style:style style:name="T10" style:family="text">
      <style:text-properties officeooo:rsid="002518c1"/>
    </style:style>
    <style:style style:name="T11" style:family="text">
      <style:text-properties officeooo:rsid="00409898"/>
    </style:style>
    <style:style style:name="T12" style:family="text">
      <style:text-properties officeooo:rsid="0026f57c"/>
    </style:style>
    <style:style style:name="T13" style:family="text">
      <style:text-properties officeooo:rsid="00279040"/>
    </style:style>
    <style:style style:name="T14" style:family="text">
      <style:text-properties officeooo:rsid="002bfaa9"/>
    </style:style>
    <style:style style:name="T15" style:family="text">
      <style:text-properties officeooo:rsid="002fa808"/>
    </style:style>
    <style:style style:name="T16" style:family="text">
      <style:text-properties officeooo:rsid="00362ff5"/>
    </style:style>
    <style:style style:name="T17" style:family="text">
      <style:text-properties officeooo:rsid="0036967c"/>
    </style:style>
    <style:style style:name="T18" style:family="text">
      <style:text-properties officeooo:rsid="0038a9f9"/>
    </style:style>
    <style:style style:name="T19" style:family="text">
      <style:text-properties officeooo:rsid="003bab80"/>
    </style:style>
    <style:style style:name="T20" style:family="text">
      <style:text-properties officeooo:rsid="0040c808"/>
    </style:style>
    <style:style style:name="T21" style:family="text">
      <style:text-properties officeooo:rsid="0047dd87"/>
    </style:style>
    <style:style style:name="T22" style:family="text">
      <style:text-properties officeooo:rsid="00488776"/>
    </style:style>
    <style:style style:name="T23" style:family="text">
      <style:text-properties officeooo:rsid="0049f972"/>
    </style:style>
    <style:style style:name="T24" style:family="text">
      <style:text-properties officeooo:rsid="004bdaf1"/>
    </style:style>
    <style:style style:name="T25" style:family="text">
      <style:text-properties officeooo:rsid="004d9351"/>
    </style:style>
    <style:style style:name="T26" style:family="text">
      <style:text-properties officeooo:rsid="004ed3e8"/>
    </style:style>
    <style:style style:name="T27" style:family="text">
      <style:text-properties officeooo:rsid="00508844"/>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811155503376" text:id="ct1811155503376">
          <text:deletion>
            <office:change-info>
              <dc:creator>Unknown Author</dc:creator>
              <dc:date>2019-10-02T20:25:53</dc:date>
            </office:change-info>
            <text:p text:style-name="P25"/>
            <text:p text:style-name="P14"/>
          </text:deletion>
        </text:changed-region>
        <text:changed-region xml:id="ct1811155504576" text:id="ct1811155504576">
          <text:insertion>
            <office:change-info>
              <dc:creator>Unknown Author</dc:creator>
              <dc:date>2019-10-02T20:25:58</dc:date>
            </office:change-info>
          </text:insertion>
        </text:changed-region>
        <text:changed-region xml:id="ct1811155504096" text:id="ct1811155504096">
          <text:deletion>
            <office:change-info>
              <dc:creator>Unknown Author</dc:creator>
              <dc:date>2019-10-02T20:25:57</dc:date>
            </office:change-info>
            <text:p text:style-name="P3">,</text:p>
          </text:deletion>
        </text:changed-region>
        <text:changed-region xml:id="ct1811155505056" text:id="ct1811155505056">
          <text:deletion>
            <office:change-info>
              <dc:creator>Unknown Author</dc:creator>
              <dc:date>2019-10-02T20:26:03</dc:date>
            </office:change-info>
            <text:p text:style-name="P3"><text:span text:style-name="T2">la </text:span></text:p>
          </text:deletion>
        </text:changed-region>
        <text:changed-region xml:id="ct1811155496176" text:id="ct1811155496176">
          <text:insertion>
            <office:change-info>
              <dc:creator>Unknown Author</dc:creator>
              <dc:date>2019-10-02T20:26:06</dc:date>
            </office:change-info>
          </text:insertion>
        </text:changed-region>
        <text:changed-region xml:id="ct1811236795552" text:id="ct1811236795552">
          <text:deletion>
            <office:change-info>
              <dc:creator>Unknown Author</dc:creator>
              <dc:date>2019-10-02T20:26:47</dc:date>
            </office:change-info>
            <text:p text:style-name="P3"><text:span text:style-name="T3">Leur</text:span></text:p>
          </text:deletion>
        </text:changed-region>
        <text:changed-region xml:id="ct1811236795312" text:id="ct1811236795312">
          <text:insertion>
            <office:change-info>
              <dc:creator>Unknown Author</dc:creator>
              <dc:date>2019-10-02T20:26:47</dc:date>
            </office:change-info>
          </text:insertion>
        </text:changed-region>
        <text:changed-region xml:id="ct1811236798432" text:id="ct1811236798432">
          <text:deletion>
            <office:change-info>
              <dc:creator>Unknown Author</dc:creator>
              <dc:date>2019-10-02T20:26:48</dc:date>
            </office:change-info>
            <text:p text:style-name="P3"><text:span text:style-name="T3"><text:s/></text:span></text:p>
          </text:deletion>
        </text:changed-region>
        <text:changed-region xml:id="ct1811236794832" text:id="ct1811236794832">
          <text:deletion>
            <office:change-info>
              <dc:creator>Unknown Author</dc:creator>
              <dc:date>2019-10-02T20:27:14</dc:date>
            </office:change-info>
            <text:p text:style-name="P3"><text:span text:style-name="T3">,</text:span></text:p>
          </text:deletion>
        </text:changed-region>
        <text:changed-region xml:id="ct1811236796752" text:id="ct1811236796752">
          <text:insertion>
            <office:change-info>
              <dc:creator>Unknown Author</dc:creator>
              <dc:date>2019-10-02T20:27:18</dc:date>
            </office:change-info>
          </text:insertion>
        </text:changed-region>
        <text:changed-region xml:id="ct1811236796512" text:id="ct1811236796512">
          <text:deletion>
            <office:change-info>
              <dc:creator>Unknown Author</dc:creator>
              <dc:date>2019-10-02T20:27:17</dc:date>
            </office:change-info>
            <text:p text:style-name="P3"><text:span text:style-name="T3">’il</text:span></text:p>
          </text:deletion>
        </text:changed-region>
        <text:changed-region xml:id="ct1811233666368" text:id="ct1811233666368">
          <text:deletion>
            <office:change-info>
              <dc:creator>Unknown Author</dc:creator>
              <dc:date>2019-10-02T20:27:46</dc:date>
            </office:change-info>
            <text:p text:style-name="P3"><text:span text:style-name="T3">s</text:span></text:p>
          </text:deletion>
        </text:changed-region>
        <text:changed-region xml:id="ct1811233665168" text:id="ct1811233665168">
          <text:insertion>
            <office:change-info>
              <dc:creator>Unknown Author</dc:creator>
              <dc:date>2019-10-02T20:27:59</dc:date>
            </office:change-info>
          </text:insertion>
        </text:changed-region>
        <text:changed-region xml:id="ct1811170469936" text:id="ct1811170469936">
          <text:deletion>
            <office:change-info>
              <dc:creator>Unknown Author</dc:creator>
              <dc:date>2019-10-02T20:33:57</dc:date>
            </office:change-info>
            <text:p text:style-name="P15">Ils ont des écouteurs</text:p>
          </text:deletion>
        </text:changed-region>
        <text:changed-region xml:id="ct1811236795792" text:id="ct1811236795792">
          <text:deletion>
            <office:change-info>
              <dc:creator>Unknown Author</dc:creator>
              <dc:date>2019-10-02T20:30:50</dc:date>
            </office:change-info>
            <text:p text:style-name="P15"><text:s/>principalement</text:p>
          </text:deletion>
        </text:changed-region>
        <text:changed-region xml:id="ct1811236795072" text:id="ct1811236795072">
          <text:deletion>
            <office:change-info>
              <dc:creator>Unknown Author</dc:creator>
              <dc:date>2019-10-02T20:33:57</dc:date>
            </office:change-info>
            <text:p text:style-name="P15">, les nouveaux ou des anciens, mais on remarque que les personnes qui écoutent juste la musique sont les étudiants.</text:p>
          </text:deletion>
        </text:changed-region>
        <text:changed-region xml:id="ct1811233665648" text:id="ct1811233665648">
          <text:insertion>
            <office:change-info>
              <dc:creator>Unknown Author</dc:creator>
              <dc:date>2019-10-02T20:34:00</dc:date>
            </office:change-info>
          </text:insertion>
        </text:changed-region>
        <text:changed-region xml:id="ct1811247838528" text:id="ct1811247838528">
          <text:deletion>
            <office:change-info>
              <dc:creator>Unknown Author</dc:creator>
              <dc:date>2019-10-02T20:34:17</dc:date>
            </office:change-info>
            <text:p text:style-name="P15"><text:s/></text:p>
          </text:deletion>
        </text:changed-region>
        <text:changed-region xml:id="ct1811247839968" text:id="ct1811247839968">
          <text:insertion>
            <office:change-info>
              <dc:creator>Unknown Author</dc:creator>
              <dc:date>2019-10-02T20:34:18</dc:date>
            </office:change-info>
          </text:insertion>
        </text:changed-region>
        <text:changed-region xml:id="ct1811243953136" text:id="ct1811243953136">
          <text:insertion>
            <office:change-info>
              <dc:creator>Unknown Author</dc:creator>
              <dc:date>2019-10-02T20:35:47</dc:date>
            </office:change-info>
          </text:insertion>
        </text:changed-region>
        <text:changed-region xml:id="ct1811243952896" text:id="ct1811243952896">
          <text:insertion>
            <office:change-info>
              <dc:creator>Unknown Author</dc:creator>
              <dc:date>2019-10-02T20:34:18</dc:date>
            </office:change-info>
          </text:insertion>
        </text:changed-region>
        <text:changed-region xml:id="ct1811243950976" text:id="ct1811243950976">
          <text:insertion>
            <office:change-info>
              <dc:creator>Unknown Author</dc:creator>
              <dc:date>2019-10-02T20:31:48</dc:date>
            </office:change-info>
          </text:insertion>
        </text:changed-region>
        <text:changed-region xml:id="ct1811247839488" text:id="ct1811247839488">
          <text:deletion>
            <office:change-info>
              <dc:creator>Unknown Author</dc:creator>
              <dc:date>2019-10-02T20:36:29</dc:date>
            </office:change-info>
            <text:p text:style-name="P15"/>
            <text:p text:style-name="P15"/>
          </text:deletion>
        </text:changed-region>
        <text:changed-region xml:id="ct1811241833584" text:id="ct1811241833584">
          <text:insertion>
            <office:change-info>
              <dc:creator>Unknown Author</dc:creator>
              <dc:date>2019-10-02T20:41:01</dc:date>
            </office:change-info>
          </text:insertion>
        </text:changed-region>
        <text:changed-region xml:id="ct1811155540576" text:id="ct1811155540576">
          <text:insertion>
            <office:change-info>
              <dc:creator>Unknown Author</dc:creator>
              <dc:date>2019-10-02T20:42:26</dc:date>
            </office:change-info>
          </text:insertion>
        </text:changed-region>
        <text:changed-region xml:id="ct1811155537456" text:id="ct1811155537456">
          <text:insertion>
            <office:change-info>
              <dc:creator>Unknown Author</dc:creator>
              <dc:date>2019-10-02T20:49:23</dc:date>
            </office:change-info>
          </text:insertion>
        </text:changed-region>
        <text:changed-region xml:id="ct1811247837808" text:id="ct1811247837808">
          <text:deletion>
            <office:change-info>
              <dc:creator>Unknown Author</dc:creator>
              <dc:date>2019-10-02T20:43:03</dc:date>
            </office:change-info>
            <text:p text:style-name="P4"><text:span text:style-name="T22">afin de trouver</text:span> une vidéo qui <text:span text:style-name="T16">permet de </text:span>visualise<text:span text:style-name="T16">r</text:span> la musique <text:span text:style-name="T16">c</text:span>ela, à pour but de les relaxes, d’être au calme, d’être apaiser, de penser à d’autres choses, <text:span text:style-name="T7">de se détendre…</text:span></text:p>
          </text:deletion>
        </text:changed-region>
        <text:changed-region xml:id="ct1811247840208" text:id="ct1811247840208">
          <text:insertion>
            <office:change-info>
              <dc:creator>Unknown Author</dc:creator>
              <dc:date>2019-10-02T20:43:15</dc:date>
            </office:change-info>
          </text:insertion>
        </text:changed-region>
        <text:changed-region xml:id="ct1811236796992" text:id="ct1811236796992">
          <text:deletion>
            <office:change-info>
              <dc:creator>Unknown Author</dc:creator>
              <dc:date>2019-10-02T20:43:48</dc:date>
            </office:change-info>
            <text:p text:style-name="P5">apprécie<text:span text:style-name="T8">nt</text:span></text:p>
          </text:deletion>
        </text:changed-region>
        <text:changed-region xml:id="ct1811236797712" text:id="ct1811236797712">
          <text:insertion>
            <office:change-info>
              <dc:creator>Unknown Author</dc:creator>
              <dc:date>2019-10-02T20:43:48</dc:date>
            </office:change-info>
          </text:insertion>
        </text:changed-region>
        <text:changed-region xml:id="ct1811247837088" text:id="ct1811247837088">
          <text:insertion>
            <office:change-info>
              <dc:creator>Unknown Author</dc:creator>
              <dc:date>2019-10-02T20:44:01</dc:date>
            </office:change-info>
          </text:insertion>
        </text:changed-region>
        <text:changed-region xml:id="ct1811247836608" text:id="ct1811247836608">
          <text:deletion>
            <office:change-info>
              <dc:creator>Unknown Author</dc:creator>
              <dc:date>2019-10-02T20:43:54</dc:date>
            </office:change-info>
            <text:p text:style-name="P5"><text:s/>plus</text:p>
          </text:deletion>
        </text:changed-region>
        <text:changed-region xml:id="ct1811247839008" text:id="ct1811247839008">
          <text:deletion>
            <office:change-info>
              <dc:creator>Unknown Author</dc:creator>
              <dc:date>2019-10-02T20:45:01</dc:date>
            </office:change-info>
            <text:p text:style-name="P5">, lorsqu’ils <text:span text:style-name="T9">peuvent écouter</text:span> leurs musiques. </text:p>
          </text:deletion>
        </text:changed-region>
        <text:changed-region xml:id="ct1811247839248" text:id="ct1811247839248">
          <text:deletion>
            <office:change-info>
              <dc:creator>Unknown Author</dc:creator>
              <dc:date>2019-10-02T20:45:09</dc:date>
            </office:change-info>
            <text:p text:style-name="P11">ils</text:p>
          </text:deletion>
        </text:changed-region>
        <text:changed-region xml:id="ct1811247837568" text:id="ct1811247837568">
          <text:insertion>
            <office:change-info>
              <dc:creator>Unknown Author</dc:creator>
              <dc:date>2019-10-02T20:45:09</dc:date>
            </office:change-info>
          </text:insertion>
        </text:changed-region>
        <text:changed-region xml:id="ct1811155534816" text:id="ct1811155534816">
          <text:insertion>
            <office:change-info>
              <dc:creator>Unknown Author</dc:creator>
              <dc:date>2019-10-02T20:50:36</dc:date>
            </office:change-info>
          </text:insertion>
        </text:changed-region>
        <text:changed-region xml:id="ct1811155533136" text:id="ct1811155533136">
          <text:insertion>
            <office:change-info>
              <dc:creator>Unknown Author</dc:creator>
              <dc:date>2019-10-02T20:51:05</dc:date>
            </office:change-info>
          </text:insertion>
        </text:changed-region>
        <text:changed-region xml:id="ct1811155531936" text:id="ct1811155531936">
          <text:insertion>
            <office:change-info>
              <dc:creator>Unknown Author</dc:creator>
              <dc:date>2019-10-02T20:46:07</dc:date>
            </office:change-info>
          </text:insertion>
        </text:changed-region>
        <text:changed-region xml:id="ct1811155537216" text:id="ct1811155537216">
          <text:deletion>
            <office:change-info>
              <dc:creator>Unknown Author</dc:creator>
              <dc:date>2019-10-02T20:46:58</dc:date>
            </office:change-info>
            <text:p text:style-name="P11"><text:s/>et s’il y a sur le logiciel en question de l’innovation. </text:p>
          </text:deletion>
        </text:changed-region>
        <text:changed-region xml:id="ct1811238326640" text:id="ct1811238326640">
          <text:insertion>
            <office:change-info>
              <dc:creator>Unknown Author</dc:creator>
              <dc:date>2019-10-02T21:03:12</dc:date>
            </office:change-info>
          </text:insertion>
        </text:changed-region>
        <text:changed-region xml:id="ct1811155538416" text:id="ct1811155538416">
          <text:insertion>
            <office:change-info>
              <dc:creator>Unknown Author</dc:creator>
              <dc:date>2019-10-02T20:53:31</dc:date>
            </office:change-info>
          </text:insertion>
        </text:changed-region>
        <text:changed-region xml:id="ct1811243953376" text:id="ct1811243953376">
          <text:deletion>
            <office:change-info>
              <dc:creator>Unknown Author</dc:creator>
              <dc:date>2019-10-02T20:53:55</dc:date>
            </office:change-info>
            <text:p text:style-name="P20">qui est perçue normalement</text:p>
          </text:deletion>
        </text:changed-region>
        <text:changed-region xml:id="ct1811243950736" text:id="ct1811243950736">
          <text:deletion>
            <office:change-info>
              <dc:creator>Unknown Author</dc:creator>
              <dc:date>2019-10-02T20:54:06</dc:date>
            </office:change-info>
            <text:p text:style-name="P20">.</text:p>
          </text:deletion>
        </text:changed-region>
        <text:changed-region xml:id="ct1811236797232" text:id="ct1811236797232">
          <text:deletion>
            <office:change-info>
              <dc:creator>Unknown Author</dc:creator>
              <dc:date>2019-10-02T20:54:35</dc:date>
            </office:change-info>
            <text:p text:style-name="P21">la</text:p>
          </text:deletion>
        </text:changed-region>
        <text:changed-region xml:id="ct1811170469456" text:id="ct1811170469456">
          <text:insertion>
            <office:change-info>
              <dc:creator>Unknown Author</dc:creator>
              <dc:date>2019-10-02T20:56:36</dc:date>
            </office:change-info>
          </text:insertion>
        </text:changed-region>
        <text:changed-region xml:id="ct1811247837328" text:id="ct1811247837328">
          <text:deletion>
            <office:change-info>
              <dc:creator>Unknown Author</dc:creator>
              <dc:date>2019-10-02T20:56:35</dc:date>
            </office:change-info>
            <text:p text:style-name="P21">, mais</text:p>
          </text:deletion>
        </text:changed-region>
        <text:changed-region xml:id="ct1811247836848" text:id="ct1811247836848">
          <text:deletion>
            <office:change-info>
              <dc:creator>Unknown Author</dc:creator>
              <dc:date>2019-10-02T20:55:25</dc:date>
            </office:change-info>
            <text:p text:style-name="P21">t</text:p>
          </text:deletion>
        </text:changed-region>
        <text:changed-region xml:id="ct1811247839728" text:id="ct1811247839728">
          <text:insertion>
            <office:change-info>
              <dc:creator>Unknown Author</dc:creator>
              <dc:date>2019-10-02T20:55:50</dc:date>
            </office:change-info>
          </text:insertion>
        </text:changed-region>
        <text:changed-region xml:id="ct1811155555456" text:id="ct1811155555456">
          <text:insertion>
            <office:change-info>
              <dc:creator>Unknown Author</dc:creator>
              <dc:date>2019-10-02T20:57:27</dc:date>
            </office:change-info>
          </text:insertion>
        </text:changed-region>
        <text:changed-region xml:id="ct1811247838768" text:id="ct1811247838768">
          <text:insertion>
            <office:change-info>
              <dc:creator>Unknown Author</dc:creator>
              <dc:date>2019-10-02T20:55:33</dc:date>
            </office:change-info>
          </text:insertion>
        </text:changed-region>
        <text:changed-region xml:id="ct1811247838288" text:id="ct1811247838288">
          <text:deletion>
            <office:change-info>
              <dc:creator>Unknown Author</dc:creator>
              <dc:date>2019-10-02T20:55:32</dc:date>
            </office:change-info>
            <text:p text:style-name="P21">il</text:p>
          </text:deletion>
        </text:changed-region>
        <text:changed-region xml:id="ct1811247838048" text:id="ct1811247838048">
          <text:insertion>
            <office:change-info>
              <dc:creator>Unknown Author</dc:creator>
              <dc:date>2019-10-02T20:55:48</dc:date>
            </office:change-info>
          </text:insertion>
        </text:changed-region>
        <text:changed-region xml:id="ct1811241832864" text:id="ct1811241832864">
          <text:insertion>
            <office:change-info>
              <dc:creator>Unknown Author</dc:creator>
              <dc:date>2019-10-02T20:57:18</dc:date>
            </office:change-info>
          </text:insertion>
        </text:changed-region>
        <text:changed-region xml:id="ct1811241831664" text:id="ct1811241831664">
          <text:deletion>
            <office:change-info>
              <dc:creator>Unknown Author</dc:creator>
              <dc:date>2019-10-02T20:57:16</dc:date>
            </office:change-info>
            <text:p text:style-name="P21"><text:s/>il</text:p>
          </text:deletion>
        </text:changed-region>
        <text:changed-region xml:id="ct1811155554256" text:id="ct1811155554256">
          <text:insertion>
            <office:change-info>
              <dc:creator>Unknown Author</dc:creator>
              <dc:date>2019-10-02T20:57:30</dc:date>
            </office:change-info>
          </text:insertion>
        </text:changed-region>
        <text:changed-region xml:id="ct1811155547536" text:id="ct1811155547536">
          <text:deletion>
            <office:change-info>
              <dc:creator>Unknown Author</dc:creator>
              <dc:date>2019-10-02T20:57:43</dc:date>
            </office:change-info>
            <text:p text:style-name="P21"><text:s/>comme nous</text:p>
          </text:deletion>
        </text:changed-region>
        <text:changed-region xml:id="ct1811241830464" text:id="ct1811241830464">
          <text:deletion>
            <office:change-info>
              <dc:creator>Unknown Author</dc:creator>
              <dc:date>2019-10-02T20:58:04</dc:date>
            </office:change-info>
            <text:p text:style-name="P21">mais, en plus de cela, son cerveau</text:p>
          </text:deletion>
        </text:changed-region>
        <text:changed-region xml:id="ct1811241831184" text:id="ct1811241831184">
          <text:insertion>
            <office:change-info>
              <dc:creator>Unknown Author</dc:creator>
              <dc:date>2019-10-02T20:58:10</dc:date>
            </office:change-info>
          </text:insertion>
        </text:changed-region>
        <text:changed-region xml:id="ct1811241830944" text:id="ct1811241830944">
          <text:insertion>
            <office:change-info>
              <dc:creator>Unknown Author</dc:creator>
              <dc:date>2019-10-02T20:58:28</dc:date>
            </office:change-info>
          </text:insertion>
        </text:changed-region>
        <text:changed-region xml:id="ct1811241832144" text:id="ct1811241832144">
          <text:deletion>
            <office:change-info>
              <dc:creator>Unknown Author</dc:creator>
              <dc:date>2019-10-02T20:58:28</dc:date>
            </office:change-info>
            <text:p text:style-name="P21">se</text:p>
          </text:deletion>
        </text:changed-region>
        <text:changed-region xml:id="ct1811241830224" text:id="ct1811241830224">
          <text:insertion>
            <office:change-info>
              <dc:creator>Unknown Author</dc:creator>
              <dc:date>2019-10-02T20:58:37</dc:date>
            </office:change-info>
          </text:insertion>
        </text:changed-region>
        <text:changed-region xml:id="ct1811243951456" text:id="ct1811243951456">
          <text:insertion>
            <office:change-info>
              <dc:creator>Unknown Author</dc:creator>
              <dc:date>2019-10-02T21:06:31</dc:date>
            </office:change-info>
          </text:insertion>
        </text:changed-region>
        <text:changed-region xml:id="ct1811155549936" text:id="ct1811155549936">
          <text:deletion>
            <office:change-info>
              <dc:creator>Unknown Author</dc:creator>
              <dc:date>2019-10-02T20:59:29</dc:date>
            </office:change-info>
            <text:p text:style-name="P21">il a donc fait des peintures afin de montrer ce qu’il voyait concrètement</text:p>
          </text:deletion>
        </text:changed-region>
        <text:changed-region xml:id="ct1811155554496" text:id="ct1811155554496">
          <text:insertion>
            <office:change-info>
              <dc:creator>Unknown Author</dc:creator>
              <dc:date>2019-10-02T20:59:29</dc:date>
            </office:change-info>
          </text:insertion>
        </text:changed-region>
        <text:changed-region xml:id="ct1811243951696" text:id="ct1811243951696">
          <text:deletion>
            <office:change-info>
              <dc:creator>Unknown Author</dc:creator>
              <dc:date>2019-10-02T21:05:57</dc:date>
            </office:change-info>
            <text:p text:style-name="P21"><text:span text:style-name="T18">En fonction des musiques qu’il peut écouter les tableaux sont très variés et ne sont pas du tous les mêmes</text:span></text:p>
          </text:deletion>
        </text:changed-region>
        <text:changed-region xml:id="ct1811243953856" text:id="ct1811243953856">
          <text:deletion>
            <office:change-info>
              <dc:creator>Unknown Author</dc:creator>
              <dc:date>2019-10-02T21:06:01</dc:date>
            </office:change-info>
            <text:p text:style-name="P21"><text:span text:style-name="T18">.</text:span></text:p>
          </text:deletion>
        </text:changed-region>
        <text:changed-region xml:id="ct1811243950496" text:id="ct1811243950496">
          <text:insertion>
            <office:change-info>
              <dc:creator>Unknown Author</dc:creator>
              <dc:date>2019-10-02T21:04:57</dc:date>
            </office:change-info>
          </text:insertion>
        </text:changed-region>
        <text:changed-region xml:id="ct1811238329520" text:id="ct1811238329520">
          <text:insertion>
            <office:change-info>
              <dc:creator>Unknown Author</dc:creator>
              <dc:date>2019-10-02T21:05:00</dc:date>
            </office:change-info>
          </text:insertion>
        </text:changed-region>
        <text:changed-region xml:id="ct1811240223904" text:id="ct1811240223904">
          <text:deletion>
            <office:change-info>
              <dc:creator>Unknown Author</dc:creator>
              <dc:date>2019-10-02T21:06:06</dc:date>
            </office:change-info>
            <text:p text:style-name="P21"/>
            <text:p text:style-name="P21"/>
            <text:p text:style-name="P21"/>
          </text:deletion>
        </text:changed-region>
        <text:changed-region xml:id="ct1811155540336" text:id="ct1811155540336">
          <text:deletion>
            <office:change-info>
              <dc:creator>Unknown Author</dc:creator>
              <dc:date>2019-10-02T21:08:01</dc:date>
            </office:change-info>
            <text:p text:style-name="P12"><text:s/>qui est égal à</text:p>
          </text:deletion>
        </text:changed-region>
        <text:changed-region xml:id="ct1811155529776" text:id="ct1811155529776">
          <text:insertion>
            <office:change-info>
              <dc:creator>Unknown Author</dc:creator>
              <dc:date>2019-10-02T21:08:01</dc:date>
            </office:change-info>
          </text:insertion>
        </text:changed-region>
        <text:changed-region xml:id="ct1811155540816" text:id="ct1811155540816">
          <text:insertion>
            <office:change-info>
              <dc:creator>Unknown Author</dc:creator>
              <dc:date>2019-10-02T21:08:07</dc:date>
            </office:change-info>
          </text:insertion>
        </text:changed-region>
        <text:changed-region xml:id="ct1811155535056" text:id="ct1811155535056">
          <text:deletion>
            <office:change-info>
              <dc:creator>Unknown Author</dc:creator>
              <dc:date>2019-10-02T21:08:14</dc:date>
            </office:change-info>
            <text:p text:style-name="P12"><text:s/>formes en tous</text:p>
          </text:deletion>
        </text:changed-region>
        <text:changed-region xml:id="ct1811247758416" text:id="ct1811247758416">
          <text:insertion>
            <office:change-info>
              <dc:creator>Unknown Author</dc:creator>
              <dc:date>2019-10-02T21:08:21</dc:date>
            </office:change-info>
          </text:insertion>
        </text:changed-region>
        <text:changed-region xml:id="ct1811155541536" text:id="ct1811155541536">
          <text:deletion>
            <office:change-info>
              <dc:creator>Unknown Author</dc:creator>
              <dc:date>2019-10-02T21:08:34</dc:date>
            </office:change-info>
            <text:p text:style-name="P12">ou plusieurs </text:p>
          </text:deletion>
        </text:changed-region>
        <text:changed-region xml:id="ct1811241832624" text:id="ct1811241832624">
          <text:insertion>
            <office:change-info>
              <dc:creator>Unknown Author</dc:creator>
              <dc:date>2019-10-02T21:08:36</dc:date>
            </office:change-info>
          </text:insertion>
        </text:changed-region>
        <text:changed-region xml:id="ct1811247757696" text:id="ct1811247757696">
          <text:deletion>
            <office:change-info>
              <dc:creator>Unknown Author</dc:creator>
              <dc:date>2019-10-02T21:09:19</dc:date>
            </office:change-info>
            <text:p text:style-name="P12">,</text:p>
          </text:deletion>
        </text:changed-region>
        <text:changed-region xml:id="ct1811155536496" text:id="ct1811155536496">
          <text:insertion>
            <office:change-info>
              <dc:creator>Unknown Author</dc:creator>
              <dc:date>2019-10-02T21:09:20</dc:date>
            </office:change-info>
          </text:insertion>
        </text:changed-region>
        <text:changed-region xml:id="ct1811155538656" text:id="ct1811155538656">
          <text:insertion>
            <office:change-info>
              <dc:creator>Unknown Author</dc:creator>
              <dc:date>2019-10-02T21:09:25</dc:date>
            </office:change-info>
          </text:insertion>
        </text:changed-region>
        <text:changed-region xml:id="ct1811155539376" text:id="ct1811155539376">
          <text:deletion>
            <office:change-info>
              <dc:creator>Unknown Author</dc:creator>
              <dc:date>2019-10-02T21:09:33</dc:date>
            </office:change-info>
            <text:p text:style-name="P12">d’où le fait que</text:p>
          </text:deletion>
        </text:changed-region>
        <text:changed-region xml:id="ct1811155533616" text:id="ct1811155533616">
          <text:insertion>
            <office:change-info>
              <dc:creator>Unknown Author</dc:creator>
              <dc:date>2019-10-02T21:09:35</dc:date>
            </office:change-info>
          </text:insertion>
        </text:changed-region>
        <text:changed-region xml:id="ct1811155530256" text:id="ct1811155530256">
          <text:deletion>
            <office:change-info>
              <dc:creator>Unknown Author</dc:creator>
              <dc:date>2019-10-02T21:09:59</dc:date>
            </office:change-info>
            <text:p text:style-name="P12">peuvent pas </text:p>
          </text:deletion>
        </text:changed-region>
        <text:changed-region xml:id="ct1811155534576" text:id="ct1811155534576">
          <text:deletion>
            <office:change-info>
              <dc:creator>Unknown Author</dc:creator>
              <dc:date>2019-10-02T21:10:02</dc:date>
            </office:change-info>
            <text:p text:style-name="P12">voir</text:p>
          </text:deletion>
        </text:changed-region>
        <text:changed-region xml:id="ct1811155531696" text:id="ct1811155531696">
          <text:insertion>
            <office:change-info>
              <dc:creator>Unknown Author</dc:creator>
              <dc:date>2019-10-02T21:10:04</dc:date>
            </office:change-info>
          </text:insertion>
        </text:changed-region>
        <text:changed-region xml:id="ct1811155527856" text:id="ct1811155527856">
          <text:deletion>
            <office:change-info>
              <dc:creator>Unknown Author</dc:creator>
              <dc:date>2019-10-02T21:10:23</dc:date>
            </office:change-info>
            <text:p text:style-name="P12">Elle</text:p>
          </text:deletion>
        </text:changed-region>
        <text:changed-region xml:id="ct1811155541056" text:id="ct1811155541056">
          <text:insertion>
            <office:change-info>
              <dc:creator>Unknown Author</dc:creator>
              <dc:date>2019-10-02T21:10:23</dc:date>
            </office:change-info>
          </text:insertion>
        </text:changed-region>
        <text:changed-region xml:id="ct1811297291232" text:id="ct1811297291232">
          <text:insertion>
            <office:change-info>
              <dc:creator>Unknown Author</dc:creator>
              <dc:date>2019-10-02T21:10:39</dc:date>
            </office:change-info>
          </text:insertion>
        </text:changed-region>
        <text:changed-region xml:id="ct1811297288592" text:id="ct1811297288592">
          <text:deletion>
            <office:change-info>
              <dc:creator>Unknown Author</dc:creator>
              <dc:date>2019-10-02T21:11:03</dc:date>
            </office:change-info>
            <text:p text:style-name="P12"><text:s/>et va utiliser toute ça palette de couleurs sur des toiles. </text:p>
          </text:deletion>
        </text:changed-region>
        <text:changed-region xml:id="ct1811297290992" text:id="ct1811297290992">
          <text:insertion>
            <office:change-info>
              <dc:creator>Unknown Author</dc:creator>
              <dc:date>2019-10-02T21:11:03</dc:date>
            </office:change-info>
          </text:insertion>
        </text:changed-region>
        <text:changed-region xml:id="ct1811297288112" text:id="ct1811297288112">
          <text:deletion>
            <office:change-info>
              <dc:creator>Unknown Author</dc:creator>
              <dc:date>2019-10-02T21:11:12</dc:date>
            </office:change-info>
            <text:p text:style-name="P12"/>
            <text:p text:style-name="P12"/>
          </text:deletion>
        </text:changed-region>
        <text:changed-region xml:id="ct1811297290752" text:id="ct1811297290752">
          <text:insertion>
            <office:change-info>
              <dc:creator>Unknown Author</dc:creator>
              <dc:date>2019-10-02T21:11:23</dc:date>
            </office:change-info>
          </text:insertion>
        </text:changed-region>
        <text:changed-region xml:id="ct1811240222464" text:id="ct1811240222464">
          <text:deletion>
            <office:change-info>
              <dc:creator>Unknown Author</dc:creator>
              <dc:date>2019-10-02T21:11:22</dc:date>
            </office:change-info>
            <text:p text:style-name="P1"><text:span text:style-name="T10">er</text:span></text:p>
          </text:deletion>
        </text:changed-region>
        <text:changed-region xml:id="ct1811297289312" text:id="ct1811297289312">
          <text:insertion>
            <office:change-info>
              <dc:creator>Unknown Author</dc:creator>
              <dc:date>2019-10-02T21:11:40</dc:date>
            </office:change-info>
          </text:insertion>
        </text:changed-region>
        <text:changed-region xml:id="ct1811297289792" text:id="ct1811297289792">
          <text:insertion>
            <office:change-info>
              <dc:creator>Unknown Author</dc:creator>
              <dc:date>2019-10-02T21:12:13</dc:date>
            </office:change-info>
          </text:insertion>
        </text:changed-region>
        <text:changed-region xml:id="ct1811297288352" text:id="ct1811297288352">
          <text:deletion>
            <office:change-info>
              <dc:creator>Unknown Author</dc:creator>
              <dc:date>2019-10-02T21:12:12</dc:date>
            </office:change-info>
            <text:p text:style-name="P1"><text:span text:style-name="T11">p</text:span></text:p>
          </text:deletion>
        </text:changed-region>
        <text:changed-region xml:id="ct1811297289552" text:id="ct1811297289552">
          <text:insertion>
            <office:change-info>
              <dc:creator>Unknown Author</dc:creator>
              <dc:date>2019-10-02T21:12:15</dc:date>
            </office:change-info>
          </text:insertion>
        </text:changed-region>
        <text:changed-region xml:id="ct1811297290032" text:id="ct1811297290032">
          <text:deletion>
            <office:change-info>
              <dc:creator>Unknown Author</dc:creator>
              <dc:date>2019-10-02T21:12:14</dc:date>
            </office:change-info>
            <text:p text:style-name="P1"><text:span text:style-name="T11">m</text:span></text:p>
          </text:deletion>
        </text:changed-region>
        <text:changed-region xml:id="ct1811297289072" text:id="ct1811297289072">
          <text:insertion>
            <office:change-info>
              <dc:creator>Unknown Author</dc:creator>
              <dc:date>2019-10-02T21:12:26</dc:date>
            </office:change-info>
          </text:insertion>
        </text:changed-region>
        <text:changed-region xml:id="ct1811295668448" text:id="ct1811295668448">
          <text:deletion>
            <office:change-info>
              <dc:creator>Unknown Author</dc:creator>
              <dc:date>2019-10-02T21:12:34</dc:date>
            </office:change-info>
            <text:p text:style-name="P1"><text:span text:style-name="T11">à</text:span></text:p>
          </text:deletion>
        </text:changed-region>
        <text:changed-region xml:id="ct1811295668928" text:id="ct1811295668928">
          <text:insertion>
            <office:change-info>
              <dc:creator>Unknown Author</dc:creator>
              <dc:date>2019-10-02T21:12:35</dc:date>
            </office:change-info>
          </text:insertion>
        </text:changed-region>
        <text:changed-region xml:id="ct1811295667728" text:id="ct1811295667728">
          <text:deletion>
            <office:change-info>
              <dc:creator>Unknown Author</dc:creator>
              <dc:date>2019-10-02T21:12:43</dc:date>
            </office:change-info>
            <text:p text:style-name="P1"><text:span text:style-name="T11"><text:s/>à</text:span></text:p>
          </text:deletion>
        </text:changed-region>
        <text:changed-region xml:id="ct1811155488976" text:id="ct1811155488976">
          <text:insertion>
            <office:change-info>
              <dc:creator>Unknown Author</dc:creator>
              <dc:date>2019-10-02T21:13:14</dc:date>
            </office:change-info>
          </text:insertion>
        </text:changed-region>
        <text:changed-region xml:id="ct1811295666288" text:id="ct1811295666288">
          <text:deletion>
            <office:change-info>
              <dc:creator>Unknown Author</dc:creator>
              <dc:date>2019-10-02T21:12:57</dc:date>
            </office:change-info>
            <text:p text:style-name="P1"><text:span text:style-name="T11"><text:s/>..</text:span></text:p>
          </text:deletion>
        </text:changed-region>
        <text:changed-region xml:id="ct1811247763456" text:id="ct1811247763456">
          <text:insertion>
            <office:change-info>
              <dc:creator>Unknown Author</dc:creator>
              <dc:date>2019-10-02T21:13:38</dc:date>
            </office:change-info>
          </text:insertion>
        </text:changed-region>
        <text:changed-region xml:id="ct1811295667008" text:id="ct1811295667008">
          <text:deletion>
            <office:change-info>
              <dc:creator>Unknown Author</dc:creator>
              <dc:date>2019-10-02T21:13:44</dc:date>
            </office:change-info>
            <text:p text:style-name="P1"><text:span text:style-name="T11">surtout</text:span></text:p>
          </text:deletion>
        </text:changed-region>
        <text:changed-region xml:id="ct1811295669648" text:id="ct1811295669648">
          <text:insertion>
            <office:change-info>
              <dc:creator>Unknown Author</dc:creator>
              <dc:date>2019-10-02T21:13:44</dc:date>
            </office:change-info>
          </text:insertion>
        </text:changed-region>
        <text:changed-region xml:id="ct1811295667488" text:id="ct1811295667488">
          <text:deletion>
            <office:change-info>
              <dc:creator>Unknown Author</dc:creator>
              <dc:date>2019-10-02T21:13:56</dc:date>
            </office:change-info>
            <text:p text:style-name="P1"><text:span text:style-name="T11"><text:s/>d’y écouté une </text:span></text:p>
          </text:deletion>
        </text:changed-region>
        <text:changed-region xml:id="ct1811241833824" text:id="ct1811241833824">
          <text:insertion>
            <office:change-info>
              <dc:creator>Unknown Author</dc:creator>
              <dc:date>2019-10-02T21:14:19</dc:date>
            </office:change-info>
          </text:insertion>
        </text:changed-region>
        <text:changed-region xml:id="ct1811233666608" text:id="ct1811233666608">
          <text:deletion>
            <office:change-info>
              <dc:creator>Unknown Author</dc:creator>
              <dc:date>2019-10-02T21:14:21</dc:date>
            </office:change-info>
            <text:p text:style-name="P1"><text:span text:style-name="T11">, car i</text:span></text:p>
          </text:deletion>
        </text:changed-region>
        <text:changed-region xml:id="ct1811241831424" text:id="ct1811241831424">
          <text:insertion>
            <office:change-info>
              <dc:creator>Unknown Author</dc:creator>
              <dc:date>2019-10-02T21:14:23</dc:date>
            </office:change-info>
          </text:insertion>
        </text:changed-region>
        <text:changed-region xml:id="ct1811295222592" text:id="ct1811295222592">
          <text:deletion>
            <office:change-info>
              <dc:creator>Unknown Author</dc:creator>
              <dc:date>2019-10-02T21:14:51</dc:date>
            </office:change-info>
            <text:p text:style-name="P1"><text:span text:style-name="T11">coter</text:span></text:p>
          </text:deletion>
        </text:changed-region>
        <text:changed-region xml:id="ct1811295220672" text:id="ct1811295220672">
          <text:insertion>
            <office:change-info>
              <dc:creator>Unknown Author</dc:creator>
              <dc:date>2019-10-02T21:14:51</dc:date>
            </office:change-info>
          </text:insertion>
        </text:changed-region>
        <text:changed-region xml:id="ct1811247763936" text:id="ct1811247763936">
          <text:deletion>
            <office:change-info>
              <dc:creator>Unknown Author</dc:creator>
              <dc:date>2019-10-02T21:15:04</dc:date>
            </office:change-info>
            <text:p text:style-name="P1"><text:span text:style-name="T11"><text:s/>lorsqu’il l’écoute</text:span></text:p>
          </text:deletion>
        </text:changed-region>
        <text:changed-region xml:id="ct1811295222352" text:id="ct1811295222352">
          <text:insertion>
            <office:change-info>
              <dc:creator>Unknown Author</dc:creator>
              <dc:date>2019-10-02T21:16:21</dc:date>
            </office:change-info>
          </text:insertion>
        </text:changed-region>
        <text:changed-region xml:id="ct1811295223312" text:id="ct1811295223312">
          <text:deletion>
            <office:change-info>
              <dc:creator>Unknown Author</dc:creator>
              <dc:date>2019-10-02T21:16:21</dc:date>
            </office:change-info>
            <text:p text:style-name="P1"><text:span text:style-name="T11">,</text:span></text:p>
          </text:deletion>
        </text:changed-region>
        <text:changed-region xml:id="ct1811295667968" text:id="ct1811295667968">
          <text:insertion>
            <office:change-info>
              <dc:creator>Unknown Author</dc:creator>
              <dc:date>2019-10-02T21:16:27</dc:date>
            </office:change-info>
          </text:insertion>
        </text:changed-region>
        <text:changed-region xml:id="ct1811295224032" text:id="ct1811295224032">
          <text:deletion>
            <office:change-info>
              <dc:creator>Unknown Author</dc:creator>
              <dc:date>2019-10-02T21:16:40</dc:date>
            </office:change-info>
            <text:p text:style-name="P1"><text:span text:style-name="T11">est</text:span></text:p>
          </text:deletion>
        </text:changed-region>
        <text:changed-region xml:id="ct1811295223072" text:id="ct1811295223072">
          <text:insertion>
            <office:change-info>
              <dc:creator>Unknown Author</dc:creator>
              <dc:date>2019-10-02T21:16:40</dc:date>
            </office:change-info>
          </text:insertion>
        </text:changed-region>
        <text:changed-region xml:id="ct1811295221152" text:id="ct1811295221152">
          <text:insertion>
            <office:change-info>
              <dc:creator>Unknown Author</dc:creator>
              <dc:date>2019-10-02T21:16:45</dc:date>
            </office:change-info>
          </text:insertion>
        </text:changed-region>
        <text:changed-region xml:id="ct1811295666768" text:id="ct1811295666768">
          <text:deletion>
            <office:change-info>
              <dc:creator>Unknown Author</dc:creator>
              <dc:date>2019-10-02T21:18:10</dc:date>
            </office:change-info>
            <text:p text:style-name="P1"><text:span text:style-name="T11">respecte des critères qui </text:span></text:p>
          </text:deletion>
        </text:changed-region>
        <text:changed-region xml:id="ct1811155488016" text:id="ct1811155488016">
          <text:insertion>
            <office:change-info>
              <dc:creator>Unknown Author</dc:creator>
              <dc:date>2019-10-02T21:17:21</dc:date>
            </office:change-info>
          </text:insertion>
        </text:changed-region>
        <text:changed-region xml:id="ct1811295666528" text:id="ct1811295666528">
          <text:deletion>
            <office:change-info>
              <dc:creator>Unknown Author</dc:creator>
              <dc:date>2019-10-02T21:18:16</dc:date>
            </office:change-info>
            <text:p text:style-name="P1"><text:span text:style-name="T11">,</text:span></text:p>
          </text:deletion>
        </text:changed-region>
        <text:changed-region xml:id="ct1811295668208" text:id="ct1811295668208">
          <text:insertion>
            <office:change-info>
              <dc:creator>Unknown Author</dc:creator>
              <dc:date>2019-10-02T21:18:17</dc:date>
            </office:change-info>
          </text:insertion>
        </text:changed-region>
        <text:changed-region xml:id="ct1811247763696" text:id="ct1811247763696">
          <text:insertion>
            <office:change-info>
              <dc:creator>Unknown Author</dc:creator>
              <dc:date>2019-10-02T21:18:23</dc:date>
            </office:change-info>
          </text:insertion>
        </text:changed-region>
        <text:changed-region xml:id="ct1811247758176" text:id="ct1811247758176">
          <text:insertion>
            <office:change-info>
              <dc:creator>Unknown Author</dc:creator>
              <dc:date>2019-10-02T21:20:21</dc:date>
            </office:change-info>
          </text:insertion>
        </text:changed-region>
        <text:changed-region xml:id="ct1811295224272" text:id="ct1811295224272">
          <text:deletion>
            <office:change-info>
              <dc:creator>Unknown Author</dc:creator>
              <dc:date>2019-10-02T21:20:31</dc:date>
            </office:change-info>
            <text:p text:style-name="P1"><text:span text:style-name="T11">I</text:span></text:p>
          </text:deletion>
        </text:changed-region>
        <text:changed-region xml:id="ct1811241831904" text:id="ct1811241831904">
          <text:insertion>
            <office:change-info>
              <dc:creator>Unknown Author</dc:creator>
              <dc:date>2019-10-02T21:20:32</dc:date>
            </office:change-info>
          </text:insertion>
        </text:changed-region>
        <text:changed-region xml:id="ct1811233666848" text:id="ct1811233666848">
          <text:deletion>
            <office:change-info>
              <dc:creator>Unknown Author</dc:creator>
              <dc:date>2019-10-02T21:20:51</dc:date>
            </office:change-info>
            <text:p text:style-name="P1"><text:span text:style-name="T11">aussi </text:span></text:p>
          </text:deletion>
        </text:changed-region>
        <text:changed-region xml:id="ct1811295221872" text:id="ct1811295221872">
          <text:deletion>
            <office:change-info>
              <dc:creator>Unknown Author</dc:creator>
              <dc:date>2019-10-02T21:20:52</dc:date>
            </office:change-info>
            <text:p text:style-name="P1"><text:span text:style-name="T11">faire</text:span></text:p>
          </text:deletion>
        </text:changed-region>
        <text:changed-region xml:id="ct1811295201184" text:id="ct1811295201184">
          <text:insertion>
            <office:change-info>
              <dc:creator>Unknown Author</dc:creator>
              <dc:date>2019-10-02T21:20:52</dc:date>
            </office:change-info>
          </text:insertion>
        </text:changed-region>
        <text:changed-region xml:id="ct1811295667248" text:id="ct1811295667248">
          <text:insertion>
            <office:change-info>
              <dc:creator>Unknown Author</dc:creator>
              <dc:date>2019-10-02T21:20:57</dc:date>
            </office:change-info>
          </text:insertion>
        </text:changed-region>
        <text:changed-region xml:id="ct1811295668688" text:id="ct1811295668688">
          <text:insertion>
            <office:change-info>
              <dc:creator>Unknown Author</dc:creator>
              <dc:date>2019-10-02T21:20:59</dc:date>
            </office:change-info>
          </text:insertion>
        </text:changed-region>
        <text:changed-region xml:id="ct1811295669888" text:id="ct1811295669888">
          <text:insertion>
            <office:change-info>
              <dc:creator>Unknown Author</dc:creator>
              <dc:date>2019-10-02T21:21:00</dc:date>
            </office:change-info>
          </text:insertion>
        </text:changed-region>
        <text:changed-region xml:id="ct1811238509264" text:id="ct1811238509264">
          <text:deletion>
            <office:change-info>
              <dc:creator>Unknown Author</dc:creator>
              <dc:date>2019-10-02T21:21:17</dc:date>
            </office:change-info>
            <text:p text:style-name="P1"><text:span text:style-name="T11">et avoir une profondeur aussi sur le logiciel à développer. <text:s/></text:span></text:p>
          </text:deletion>
        </text:changed-region>
        <text:changed-region xml:id="ct1811238328560" text:id="ct1811238328560">
          <text:insertion>
            <office:change-info>
              <dc:creator>Unknown Author</dc:creator>
              <dc:date>2019-10-02T21:21:19</dc:date>
            </office:change-info>
          </text:insertion>
        </text:changed-region>
        <text:changed-region xml:id="ct1811295202624" text:id="ct1811295202624">
          <text:insertion>
            <office:change-info>
              <dc:creator>Unknown Author</dc:creator>
              <dc:date>2019-10-02T21:21:59</dc:date>
            </office:change-info>
          </text:insertion>
        </text:changed-region>
        <text:changed-region xml:id="ct1811295202144" text:id="ct1811295202144">
          <text:insertion>
            <office:change-info>
              <dc:creator>Unknown Author</dc:creator>
              <dc:date>2019-10-02T21:22:00</dc:date>
            </office:change-info>
          </text:insertion>
        </text:changed-region>
        <text:changed-region xml:id="ct1811295201424" text:id="ct1811295201424">
          <text:deletion>
            <office:change-info>
              <dc:creator>Unknown Author</dc:creator>
              <dc:date>2019-10-02T21:22:09</dc:date>
            </office:change-info>
            <text:p text:style-name="P13">est </text:p>
          </text:deletion>
        </text:changed-region>
        <text:changed-region xml:id="ct1811295201664" text:id="ct1811295201664">
          <text:deletion>
            <office:change-info>
              <dc:creator>Unknown Author</dc:creator>
              <dc:date>2019-10-02T21:22:14</dc:date>
            </office:change-info>
            <text:p text:style-name="P13">,</text:p>
          </text:deletion>
        </text:changed-region>
        <text:changed-region xml:id="ct1811295203104" text:id="ct1811295203104">
          <text:insertion>
            <office:change-info>
              <dc:creator>Unknown Author</dc:creator>
              <dc:date>2019-10-02T21:22:14</dc:date>
            </office:change-info>
          </text:insertion>
        </text:changed-region>
        <text:changed-region xml:id="ct1811295202384" text:id="ct1811295202384">
          <text:deletion>
            <office:change-info>
              <dc:creator>Unknown Author</dc:creator>
              <dc:date>2019-10-02T21:22:17</dc:date>
            </office:change-info>
            <text:p text:style-name="P13">e</text:p>
          </text:deletion>
        </text:changed-region>
        <text:changed-region xml:id="ct1811295199744" text:id="ct1811295199744">
          <text:insertion>
            <office:change-info>
              <dc:creator>Unknown Author</dc:creator>
              <dc:date>2019-10-02T21:22:17</dc:date>
            </office:change-info>
          </text:insertion>
        </text:changed-region>
        <text:changed-region xml:id="ct1811295202864" text:id="ct1811295202864">
          <text:insertion>
            <office:change-info>
              <dc:creator>Unknown Author</dc:creator>
              <dc:date>2019-10-02T21:22:24</dc:date>
            </office:change-info>
          </text:insertion>
        </text:changed-region>
        <text:changed-region xml:id="ct1811295200224" text:id="ct1811295200224">
          <text:insertion>
            <office:change-info>
              <dc:creator>Unknown Author</dc:creator>
              <dc:date>2019-10-02T21:22:46</dc:date>
            </office:change-info>
          </text:insertion>
        </text:changed-region>
        <text:changed-region xml:id="ct1811295199504" text:id="ct1811295199504">
          <text:deletion>
            <office:change-info>
              <dc:creator>Unknown Author</dc:creator>
              <dc:date>2019-10-02T21:22:45</dc:date>
            </office:change-info>
            <text:p text:style-name="P13">c</text:p>
          </text:deletion>
        </text:changed-region>
        <text:changed-region xml:id="ct1811295200704" text:id="ct1811295200704">
          <text:deletion>
            <office:change-info>
              <dc:creator>Unknown Author</dc:creator>
              <dc:date>2019-10-02T21:23:51</dc:date>
            </office:change-info>
            <text:p text:style-name="P13">aussi</text:p>
          </text:deletion>
        </text:changed-region>
        <text:changed-region xml:id="ct1811295200944" text:id="ct1811295200944">
          <text:insertion>
            <office:change-info>
              <dc:creator>Unknown Author</dc:creator>
              <dc:date>2019-10-02T21:23:51</dc:date>
            </office:change-info>
          </text:insertion>
        </text:changed-region>
        <text:changed-region xml:id="ct1811247757936" text:id="ct1811247757936">
          <text:insertion>
            <office:change-info>
              <dc:creator>Unknown Author</dc:creator>
              <dc:date>2019-10-02T21:24:04</dc:date>
            </office:change-info>
          </text:insertion>
        </text:changed-region>
        <text:changed-region xml:id="ct1811247758656" text:id="ct1811247758656">
          <text:deletion>
            <office:change-info>
              <dc:creator>Unknown Author</dc:creator>
              <dc:date>2019-10-02T21:24:10</dc:date>
            </office:change-info>
            <text:p text:style-name="P13"><text:s/>qui peut être accessible via un navigateur</text:p>
          </text:deletion>
        </text:changed-region>
        <text:changed-region xml:id="ct1811247760096" text:id="ct1811247760096">
          <text:insertion>
            <office:change-info>
              <dc:creator>Unknown Author</dc:creator>
              <dc:date>2019-10-02T21:26:12</dc:date>
            </office:change-info>
          </text:insertion>
        </text:changed-region>
        <text:changed-region xml:id="ct1811247759376" text:id="ct1811247759376">
          <text:insertion>
            <office:change-info>
              <dc:creator>Unknown Author</dc:creator>
              <dc:date>2019-10-02T21:26:32</dc:date>
            </office:change-info>
          </text:insertion>
        </text:changed-region>
        <text:changed-region xml:id="ct1811247761296" text:id="ct1811247761296">
          <text:deletion>
            <office:change-info>
              <dc:creator>Unknown Author</dc:creator>
              <dc:date>2019-10-02T21:26:21</dc:date>
            </office:change-info>
            <text:p text:style-name="P13">,</text:p>
          </text:deletion>
        </text:changed-region>
        <text:changed-region xml:id="ct1811295223552" text:id="ct1811295223552">
          <text:deletion>
            <office:change-info>
              <dc:creator>Unknown Author</dc:creator>
              <dc:date>2019-10-02T21:26:44</dc:date>
            </office:change-info>
            <text:p text:style-name="P13">mais aussi</text:p>
          </text:deletion>
        </text:changed-region>
        <text:changed-region xml:id="ct1811295221632" text:id="ct1811295221632">
          <text:insertion>
            <office:change-info>
              <dc:creator>Unknown Author</dc:creator>
              <dc:date>2019-10-02T21:26:44</dc:date>
            </office:change-info>
          </text:insertion>
        </text:changed-region>
        <text:changed-region xml:id="ct1811247764656" text:id="ct1811247764656">
          <text:deletion>
            <office:change-info>
              <dc:creator>Unknown Author</dc:creator>
              <dc:date>2019-10-02T21:26:51</dc:date>
            </office:change-info>
            <text:p text:style-name="P13">d’application</text:p>
          </text:deletion>
        </text:changed-region>
        <text:changed-region xml:id="ct1811247762736" text:id="ct1811247762736">
          <text:insertion>
            <office:change-info>
              <dc:creator>Unknown Author</dc:creator>
              <dc:date>2019-10-02T21:26:51</dc:date>
            </office:change-info>
          </text:insertion>
        </text:changed-region>
        <text:changed-region xml:id="ct1811247759616" text:id="ct1811247759616">
          <text:insertion>
            <office:change-info>
              <dc:creator>Unknown Author</dc:creator>
              <dc:date>2019-10-02T21:27:00</dc:date>
            </office:change-info>
          </text:insertion>
        </text:changed-region>
        <text:changed-region xml:id="ct1811247761536" text:id="ct1811247761536">
          <text:deletion>
            <office:change-info>
              <dc:creator>Unknown Author</dc:creator>
              <dc:date>2019-10-02T21:27:02</dc:date>
            </office:change-info>
            <text:p text:style-name="P13"><text:s/>qui</text:p>
          </text:deletion>
        </text:changed-region>
        <text:changed-region xml:id="ct1811243951936" text:id="ct1811243951936">
          <text:insertion>
            <office:change-info>
              <dc:creator>Unknown Author</dc:creator>
              <dc:date>2019-10-02T21:27:42</dc:date>
            </office:change-info>
          </text:insertion>
        </text:changed-region>
        <text:changed-region xml:id="ct1811243954096" text:id="ct1811243954096">
          <text:insertion>
            <office:change-info>
              <dc:creator>Unknown Author</dc:creator>
              <dc:date>2019-10-02T21:27:47</dc:date>
            </office:change-info>
          </text:insertion>
        </text:changed-region>
        <text:changed-region xml:id="ct1811295757664" text:id="ct1811295757664">
          <text:deletion>
            <office:change-info>
              <dc:creator>Unknown Author</dc:creator>
              <dc:date>2019-10-02T21:27:51</dc:date>
            </office:change-info>
            <text:p text:style-name="P13">t déjà</text:p>
          </text:deletion>
        </text:changed-region>
        <text:changed-region xml:id="ct1811295759104" text:id="ct1811295759104">
          <text:insertion>
            <office:change-info>
              <dc:creator>Unknown Author</dc:creator>
              <dc:date>2019-10-02T21:28:46</dc:date>
            </office:change-info>
          </text:insertion>
        </text:changed-region>
        <text:changed-region xml:id="ct1811155504816" text:id="ct1811155504816">
          <text:insertion>
            <office:change-info>
              <dc:creator>Unknown Author</dc:creator>
              <dc:date>2019-10-02T21:29:03</dc:date>
            </office:change-info>
          </text:insertion>
        </text:changed-region>
        <text:changed-region xml:id="ct1811295669408" text:id="ct1811295669408">
          <text:deletion>
            <office:change-info>
              <dc:creator>Unknown Author</dc:creator>
              <dc:date>2019-10-02T21:29:56</dc:date>
            </office:change-info>
            <text:p text:style-name="P13">Lorsqu’elle regarde la musique en fonction du genre, elle ressent certaines émotions qui peuvent toutes être différentes. </text:p>
          </text:deletion>
        </text:changed-region>
        <text:changed-region xml:id="ct1811295669168" text:id="ct1811295669168">
          <text:insertion>
            <office:change-info>
              <dc:creator>Unknown Author</dc:creator>
              <dc:date>2019-10-02T21:31:30</dc:date>
            </office:change-info>
          </text:insertion>
        </text:changed-region>
        <text:changed-region xml:id="ct1811155507216" text:id="ct1811155507216">
          <text:insertion>
            <office:change-info>
              <dc:creator>Unknown Author</dc:creator>
              <dc:date>2019-10-02T21:32:00</dc:date>
            </office:change-info>
          </text:insertion>
        </text:changed-region>
        <text:changed-region xml:id="ct1811295761264" text:id="ct1811295761264">
          <text:deletion>
            <office:change-info>
              <dc:creator>Unknown Author</dc:creator>
              <dc:date>2019-10-02T21:32:31</dc:date>
            </office:change-info>
            <text:p text:style-name="P13">La qualité et la facilité de lecture de la vidéo dans un logiciel et très importante. </text:p>
            <text:p text:style-name="P13"/>
          </text:deletion>
        </text:changed-region>
        <text:changed-region xml:id="ct1811247761776" text:id="ct1811247761776">
          <text:deletion>
            <office:change-info>
              <dc:creator>Unknown Author</dc:creator>
              <dc:date>2019-10-02T21:33:32</dc:date>
            </office:change-info>
            <text:p text:style-name="P10"><text:span text:style-name="T14">personnes </text:span></text:p>
          </text:deletion>
        </text:changed-region>
        <text:changed-region xml:id="ct1811247760576" text:id="ct1811247760576">
          <text:insertion>
            <office:change-info>
              <dc:creator>Unknown Author</dc:creator>
              <dc:date>2019-10-02T21:33:46</dc:date>
            </office:change-info>
          </text:insertion>
        </text:changed-region>
        <text:changed-region xml:id="ct1811247757456" text:id="ct1811247757456">
          <text:insertion>
            <office:change-info>
              <dc:creator>Unknown Author</dc:creator>
              <dc:date>2019-10-02T21:33:47</dc:date>
            </office:change-info>
          </text:insertion>
        </text:changed-region>
        <text:changed-region xml:id="ct1811247762256" text:id="ct1811247762256">
          <text:insertion>
            <office:change-info>
              <dc:creator>Unknown Author</dc:creator>
              <dc:date>2019-10-02T21:34:14</dc:date>
            </office:change-info>
          </text:insertion>
        </text:changed-region>
        <text:changed-region xml:id="ct1811247764896" text:id="ct1811247764896">
          <text:insertion>
            <office:change-info>
              <dc:creator>Unknown Author</dc:creator>
              <dc:date>2019-10-02T21:35:05</dc:date>
            </office:change-info>
          </text:insertion>
        </text:changed-region>
        <text:changed-region xml:id="ct1811155504336" text:id="ct1811155504336">
          <text:deletion>
            <office:change-info>
              <dc:creator>Unknown Author</dc:creator>
              <dc:date>2019-10-02T21:35:24</dc:date>
            </office:change-info>
            <text:p text:style-name="P10"><text:span text:style-name="T14">tous dépend de ce qu’ils font.</text:span></text:p>
          </text:deletion>
        </text:changed-region>
        <text:changed-region xml:id="ct1811155501936" text:id="ct1811155501936">
          <text:deletion>
            <office:change-info>
              <dc:creator>Unknown Author</dc:creator>
              <dc:date>2019-10-02T21:35:54</dc:date>
            </office:change-info>
            <text:p text:style-name="P10"><text:span text:style-name="T14">,</text:span></text:p>
          </text:deletion>
        </text:changed-region>
        <text:changed-region xml:id="ct1811155506736" text:id="ct1811155506736">
          <text:insertion>
            <office:change-info>
              <dc:creator>Unknown Author</dc:creator>
              <dc:date>2019-10-02T21:35:59</dc:date>
            </office:change-info>
          </text:insertion>
        </text:changed-region>
        <text:changed-region xml:id="ct1811155510336" text:id="ct1811155510336">
          <text:insertion>
            <office:change-info>
              <dc:creator>Unknown Author</dc:creator>
              <dc:date>2019-10-02T21:36:00</dc:date>
            </office:change-info>
          </text:insertion>
        </text:changed-region>
        <text:changed-region xml:id="ct1811155498096" text:id="ct1811155498096">
          <text:insertion>
            <office:change-info>
              <dc:creator>Unknown Author</dc:creator>
              <dc:date>2019-10-02T21:36:09</dc:date>
            </office:change-info>
          </text:insertion>
        </text:changed-region>
        <text:changed-region xml:id="ct1811155507456" text:id="ct1811155507456">
          <text:deletion>
            <office:change-info>
              <dc:creator>Unknown Author</dc:creator>
              <dc:date>2019-10-02T21:36:06</dc:date>
            </office:change-info>
            <text:p text:style-name="P10"><text:span text:style-name="T14">vent</text:span></text:p>
          </text:deletion>
        </text:changed-region>
        <text:changed-region xml:id="ct1811247760816" text:id="ct1811247760816">
          <text:deletion>
            <office:change-info>
              <dc:creator>Unknown Author</dc:creator>
              <dc:date>2019-10-02T21:37:24</dc:date>
            </office:change-info>
            <text:p text:style-name="P10"><text:span text:style-name="T14">est innovatrice</text:span></text:p>
          </text:deletion>
        </text:changed-region>
        <text:changed-region xml:id="ct1811247761056" text:id="ct1811247761056">
          <text:insertion>
            <office:change-info>
              <dc:creator>Unknown Author</dc:creator>
              <dc:date>2019-10-02T21:37:24</dc:date>
            </office:change-info>
          </text:insertion>
        </text:changed-region>
        <text:changed-region xml:id="ct1811247762016" text:id="ct1811247762016">
          <text:insertion>
            <office:change-info>
              <dc:creator>Unknown Author</dc:creator>
              <dc:date>2019-10-02T21:38:16</dc:date>
            </office:change-info>
          </text:insertion>
        </text:changed-region>
        <text:changed-region xml:id="ct1811247759136" text:id="ct1811247759136">
          <text:deletion>
            <office:change-info>
              <dc:creator>Unknown Author</dc:creator>
              <dc:date>2019-10-02T21:38:14</dc:date>
            </office:change-info>
            <text:p text:style-name="P10"><text:span text:style-name="T14">t</text:span></text:p>
          </text:deletion>
        </text:changed-region>
        <text:changed-region xml:id="ct1811295760784" text:id="ct1811295760784">
          <text:deletion>
            <office:change-info>
              <dc:creator>Unknown Author</dc:creator>
              <dc:date>2019-10-02T21:38:06</dc:date>
            </office:change-info>
            <text:p text:style-name="P10"><text:span text:style-name="T14">que possèdent certaines applications, comme</text:span></text:p>
          </text:deletion>
        </text:changed-region>
        <text:changed-region xml:id="ct1811295757904" text:id="ct1811295757904">
          <text:insertion>
            <office:change-info>
              <dc:creator>Unknown Author</dc:creator>
              <dc:date>2019-10-02T21:38:06</dc:date>
            </office:change-info>
          </text:insertion>
        </text:changed-region>
        <text:changed-region xml:id="ct1811295222112" text:id="ct1811295222112">
          <text:deletion>
            <office:change-info>
              <dc:creator>Unknown Author</dc:creator>
              <dc:date>2019-10-02T21:38:25</dc:date>
            </office:change-info>
            <text:p text:style-name="P10"><text:span text:style-name="T14">le fait </text:span></text:p>
          </text:deletion>
        </text:changed-region>
        <text:changed-region xml:id="ct1811295760064" text:id="ct1811295760064">
          <text:deletion>
            <office:change-info>
              <dc:creator>Unknown Author</dc:creator>
              <dc:date>2019-10-02T21:38:38</dc:date>
            </office:change-info>
            <text:p text:style-name="P10"><text:span text:style-name="T14">pouvoir</text:span></text:p>
          </text:deletion>
        </text:changed-region>
        <text:changed-region xml:id="ct1811295758864" text:id="ct1811295758864">
          <text:insertion>
            <office:change-info>
              <dc:creator>Unknown Author</dc:creator>
              <dc:date>2019-10-02T21:38:42</dc:date>
            </office:change-info>
          </text:insertion>
        </text:changed-region>
        <text:changed-region xml:id="ct1811155536016" text:id="ct1811155536016">
          <text:deletion>
            <office:change-info>
              <dc:creator>Unknown Author</dc:creator>
              <dc:date>2019-10-02T21:39:48</dc:date>
            </office:change-info>
            <text:p text:style-name="P10"><text:span text:style-name="T14">déjà </text:span></text:p>
          </text:deletion>
        </text:changed-region>
        <text:changed-region xml:id="ct1811155532176" text:id="ct1811155532176">
          <text:insertion>
            <office:change-info>
              <dc:creator>Unknown Author</dc:creator>
              <dc:date>2019-10-02T21:39:50</dc:date>
            </office:change-info>
          </text:insertion>
        </text:changed-region>
        <text:changed-region xml:id="ct1811155539616" text:id="ct1811155539616">
          <text:deletion>
            <office:change-info>
              <dc:creator>Unknown Author</dc:creator>
              <dc:date>2019-10-02T21:40:09</dc:date>
            </office:change-info>
            <text:p text:style-name="P10"><text:span text:style-name="T14">les télécharger une par une</text:span></text:p>
          </text:deletion>
        </text:changed-region>
        <text:changed-region xml:id="ct1811155529296" text:id="ct1811155529296">
          <text:insertion>
            <office:change-info>
              <dc:creator>Unknown Author</dc:creator>
              <dc:date>2019-10-02T21:40:09</dc:date>
            </office:change-info>
          </text:insertion>
        </text:changed-region>
        <text:changed-region xml:id="ct1811295220912" text:id="ct1811295220912">
          <text:deletion>
            <office:change-info>
              <dc:creator>Unknown Author</dc:creator>
              <dc:date>2019-10-02T21:42:28</dc:date>
            </office:change-info>
            <text:p text:style-name="P10"><text:span text:style-name="T14">Afin de</text:span></text:p>
          </text:deletion>
        </text:changed-region>
        <text:changed-region xml:id="ct1811295221392" text:id="ct1811295221392">
          <text:insertion>
            <office:change-info>
              <dc:creator>Unknown Author</dc:creator>
              <dc:date>2019-10-02T21:42:28</dc:date>
            </office:change-info>
          </text:insertion>
        </text:changed-region>
        <text:changed-region xml:id="ct1811233678032" text:id="ct1811233678032">
          <text:deletion>
            <office:change-info>
              <dc:creator>Unknown Author</dc:creator>
              <dc:date>2019-10-02T21:42:47</dc:date>
            </office:change-info>
            <text:p text:style-name="P10"><text:span text:style-name="T14">ces</text:span></text:p>
          </text:deletion>
        </text:changed-region>
        <text:changed-region xml:id="ct1811168877968" text:id="ct1811168877968">
          <text:insertion>
            <office:change-info>
              <dc:creator>Unknown Author</dc:creator>
              <dc:date>2019-10-02T21:42:47</dc:date>
            </office:change-info>
          </text:insertion>
        </text:changed-region>
        <text:changed-region xml:id="ct1811155537936" text:id="ct1811155537936">
          <text:insertion>
            <office:change-info>
              <dc:creator>Unknown Author</dc:creator>
              <dc:date>2019-10-02T21:43:04</dc:date>
            </office:change-info>
          </text:insertion>
        </text:changed-region>
        <text:changed-region xml:id="ct1811247762976" text:id="ct1811247762976">
          <text:deletion>
            <office:change-info>
              <dc:creator>Unknown Author</dc:creator>
              <dc:date>2019-10-02T21:43:23</dc:date>
            </office:change-info>
            <text:p text:style-name="P10"><text:span text:style-name="T14">qui soient s</text:span></text:p>
          </text:deletion>
        </text:changed-region>
        <text:changed-region xml:id="ct1811247759856" text:id="ct1811247759856">
          <text:insertion>
            <office:change-info>
              <dc:creator>Unknown Author</dc:creator>
              <dc:date>2019-10-02T21:43:24</dc:date>
            </office:change-info>
          </text:insertion>
        </text:changed-region>
        <text:changed-region xml:id="ct1811247763216" text:id="ct1811247763216">
          <text:insertion>
            <office:change-info>
              <dc:creator>Unknown Author</dc:creator>
              <dc:date>2019-10-02T21:43:27</dc:date>
            </office:change-info>
          </text:insertion>
        </text:changed-region>
        <text:changed-region xml:id="ct1811247757216" text:id="ct1811247757216">
          <text:insertion>
            <office:change-info>
              <dc:creator>Unknown Author</dc:creator>
              <dc:date>2019-10-02T21:44:21</dc:date>
            </office:change-info>
          </text:insertion>
        </text:changed-region>
        <text:changed-region xml:id="ct1811247764176" text:id="ct1811247764176">
          <text:insertion>
            <office:change-info>
              <dc:creator>Unknown Author</dc:creator>
              <dc:date>2019-10-02T21:49:16</dc:date>
            </office:change-info>
          </text:insertion>
        </text:changed-region>
        <text:changed-region xml:id="ct1811247764416" text:id="ct1811247764416">
          <text:deletion>
            <office:change-info>
              <dc:creator>Unknown Author</dc:creator>
              <dc:date>2019-10-02T21:43:44</dc:date>
            </office:change-info>
            <text:p text:style-name="P10"><text:span text:style-name="T14">afin de ne pas compromettre l’audition de l’auditeur.</text:span></text:p>
          </text:deletion>
        </text:changed-region>
        <text:changed-region xml:id="ct1811168877728" text:id="ct1811168877728">
          <text:deletion>
            <office:change-info>
              <dc:creator>Unknown Author</dc:creator>
              <dc:date>2019-10-02T21:49:33</dc:date>
            </office:change-info>
            <text:p text:style-name="P10"><text:span text:style-name="T14">s</text:span></text:p>
          </text:deletion>
        </text:changed-region>
        <text:changed-region xml:id="ct1811295761024" text:id="ct1811295761024">
          <text:insertion>
            <office:change-info>
              <dc:creator>Unknown Author</dc:creator>
              <dc:date>2019-10-02T21:49:33</dc:date>
            </office:change-info>
          </text:insertion>
        </text:changed-region>
        <text:changed-region xml:id="ct1811295759344" text:id="ct1811295759344">
          <text:insertion>
            <office:change-info>
              <dc:creator>Unknown Author</dc:creator>
              <dc:date>2019-10-02T21:49:38</dc:date>
            </office:change-info>
          </text:insertion>
        </text:changed-region>
        <text:changed-region xml:id="ct1811295759824" text:id="ct1811295759824">
          <text:insertion>
            <office:change-info>
              <dc:creator>Unknown Author</dc:creator>
              <dc:date>2019-10-02T21:49:52</dc:date>
            </office:change-info>
          </text:insertion>
        </text:changed-region>
        <text:changed-region xml:id="ct1811295222832" text:id="ct1811295222832">
          <text:deletion>
            <office:change-info>
              <dc:creator>Unknown Author</dc:creator>
              <dc:date>2019-10-02T21:49:51</dc:date>
            </office:change-info>
            <text:p text:style-name="P10"><text:span text:style-name="T14">er</text:span></text:p>
          </text:deletion>
        </text:changed-region>
        <text:changed-region xml:id="ct1811295758624" text:id="ct1811295758624">
          <text:insertion>
            <office:change-info>
              <dc:creator>Unknown Author</dc:creator>
              <dc:date>2019-10-02T21:49:57</dc:date>
            </office:change-info>
          </text:insertion>
        </text:changed-region>
        <text:changed-region xml:id="ct1811295759584" text:id="ct1811295759584">
          <text:deletion>
            <office:change-info>
              <dc:creator>Unknown Author</dc:creator>
              <dc:date>2019-10-02T21:49:57</dc:date>
            </office:change-info>
            <text:p text:style-name="P10"><text:span text:style-name="T14">e</text:span></text:p>
          </text:deletion>
        </text:changed-region>
        <text:changed-region xml:id="ct1811295199984" text:id="ct1811295199984">
          <text:insertion>
            <office:change-info>
              <dc:creator>Unknown Author</dc:creator>
              <dc:date>2019-10-02T21:50:15</dc:date>
            </office:change-info>
          </text:insertion>
        </text:changed-region>
        <text:changed-region xml:id="ct1811168875328" text:id="ct1811168875328">
          <text:deletion>
            <office:change-info>
              <dc:creator>Unknown Author</dc:creator>
              <dc:date>2019-10-02T21:50:18</dc:date>
            </office:change-info>
            <text:p text:style-name="P10"><text:span text:style-name="T14">nécessaire</text:span></text:p>
          </text:deletion>
        </text:changed-region>
        <text:changed-region xml:id="ct1811168876288" text:id="ct1811168876288">
          <text:insertion>
            <office:change-info>
              <dc:creator>Unknown Author</dc:creator>
              <dc:date>2019-10-02T21:50:18</dc:date>
            </office:change-info>
          </text:insertion>
        </text:changed-region>
        <text:changed-region xml:id="ct1811238509744" text:id="ct1811238509744">
          <text:deletion>
            <office:change-info>
              <dc:creator>Unknown Author</dc:creator>
              <dc:date>2019-10-02T21:50:37</dc:date>
            </office:change-info>
            <text:p text:style-name="P10"><text:span text:style-name="T14">, pour</text:span></text:p>
          </text:deletion>
        </text:changed-region>
        <text:changed-region xml:id="ct1811168876768" text:id="ct1811168876768">
          <text:insertion>
            <office:change-info>
              <dc:creator>Unknown Author</dc:creator>
              <dc:date>2019-10-02T21:50:39</dc:date>
            </office:change-info>
          </text:insertion>
        </text:changed-region>
        <text:changed-region xml:id="ct1811295760544" text:id="ct1811295760544">
          <text:insertion>
            <office:change-info>
              <dc:creator>Unknown Author</dc:creator>
              <dc:date>2019-10-02T21:51:00</dc:date>
            </office:change-info>
          </text:insertion>
        </text:changed-region>
        <text:changed-region xml:id="ct1811297556160" text:id="ct1811297556160">
          <text:deletion>
            <office:change-info>
              <dc:creator>Unknown Author</dc:creator>
              <dc:date>2019-10-02T21:51:20</dc:date>
            </office:change-info>
            <text:p text:style-name="P10"><text:span text:style-name="T14"><text:s/></text:span></text:p>
          </text:deletion>
        </text:changed-region>
        <text:changed-region xml:id="ct1811295758384" text:id="ct1811295758384">
          <text:deletion>
            <office:change-info>
              <dc:creator>Unknown Author</dc:creator>
              <dc:date>2019-10-02T21:50:57</dc:date>
            </office:change-info>
            <text:p text:style-name="P10"><text:span text:style-name="T14">que l’application soit connu</text:span></text:p>
          </text:deletion>
        </text:changed-region>
        <text:changed-region xml:id="ct1811168875088" text:id="ct1811168875088">
          <text:insertion>
            <office:change-info>
              <dc:creator>Unknown Author</dc:creator>
              <dc:date>2019-10-02T21:52:16</dc:date>
            </office:change-info>
          </text:insertion>
        </text:changed-region>
        <text:changed-region xml:id="ct1811155533856" text:id="ct1811155533856">
          <text:insertion>
            <office:change-info>
              <dc:creator>Unknown Author</dc:creator>
              <dc:date>2019-10-02T21:53:00</dc:date>
            </office:change-info>
          </text:insertion>
        </text:changed-region>
        <text:changed-region xml:id="ct1811155542016" text:id="ct1811155542016">
          <text:deletion>
            <office:change-info>
              <dc:creator>Unknown Author</dc:creator>
              <dc:date>2019-10-02T21:53:56</dc:date>
            </office:change-info>
            <text:p text:style-name="P10"><text:span text:style-name="T14"><text:s/>que l’on touchera plus facilement les personnes jeunes mais aussi les personnes qui en ont besoin pour leur métier. Ici, les Dj’s peuvent l’utiliser certains de ces logiciel.</text:span></text:p>
          </text:deletion>
        </text:changed-region>
        <text:changed-region xml:id="ct1811295223792" text:id="ct1811295223792">
          <text:insertion>
            <office:change-info>
              <dc:creator>Unknown Author</dc:creator>
              <dc:date>2019-10-02T21:55:34</dc:date>
            </office:change-info>
          </text:insertion>
        </text:changed-region>
        <text:changed-region xml:id="ct1811297557840" text:id="ct1811297557840">
          <text:insertion>
            <office:change-info>
              <dc:creator>Unknown Author</dc:creator>
              <dc:date>2019-10-02T21:57:29</dc:date>
            </office:change-info>
          </text:insertion>
        </text:changed-region>
        <text:changed-region xml:id="ct1811155535296" text:id="ct1811155535296">
          <text:insertion>
            <office:change-info>
              <dc:creator>Unknown Author</dc:creator>
              <dc:date>2019-10-02T21:58:08</dc:date>
            </office:change-info>
          </text:insertion>
        </text:changed-region>
        <text:changed-region xml:id="ct1811155528096" text:id="ct1811155528096">
          <text:deletion>
            <office:change-info>
              <dc:creator>Unknown Author</dc:creator>
              <dc:date>2019-10-02T21:58:44</dc:date>
            </office:change-info>
            <text:p text:style-name="P9"><text:span text:style-name="T15">d’évoluer afin de ne pas faire comme nos concurrents comme avoir</text:span></text:p>
          </text:deletion>
        </text:changed-region>
        <text:changed-region xml:id="ct1811168874848" text:id="ct1811168874848">
          <text:deletion>
            <office:change-info>
              <dc:creator>Unknown Author</dc:creator>
              <dc:date>2019-10-02T21:59:11</dc:date>
            </office:change-info>
            <text:p text:style-name="P9"><text:span text:style-name="T15">en</text:span></text:p>
          </text:deletion>
        </text:changed-region>
        <text:changed-region xml:id="ct1811168876048" text:id="ct1811168876048">
          <text:insertion>
            <office:change-info>
              <dc:creator>Unknown Author</dc:creator>
              <dc:date>2019-10-02T21:59:11</dc:date>
            </office:change-info>
          </text:insertion>
        </text:changed-region>
        <text:changed-region xml:id="ct1811168875568" text:id="ct1811168875568">
          <text:deletion>
            <office:change-info>
              <dc:creator>Unknown Author</dc:creator>
              <dc:date>2019-10-02T21:59:14</dc:date>
            </office:change-info>
            <text:p text:style-name="P9"><text:span text:style-name="T15"><text:s/></text:span></text:p>
          </text:deletion>
        </text:changed-region>
        <text:changed-region xml:id="ct1811168876528" text:id="ct1811168876528">
          <text:insertion>
            <office:change-info>
              <dc:creator>Unknown Author</dc:creator>
              <dc:date>2019-10-02T21:59:18</dc:date>
            </office:change-info>
          </text:insertion>
        </text:changed-region>
        <text:changed-region xml:id="ct1811168874608" text:id="ct1811168874608">
          <text:insertion>
            <office:change-info>
              <dc:creator>Unknown Author</dc:creator>
              <dc:date>2019-10-02T22:00:12</dc:date>
            </office:change-info>
          </text:insertion>
        </text:changed-region>
        <text:changed-region xml:id="ct1811249425840" text:id="ct1811249425840">
          <text:deletion>
            <office:change-info>
              <dc:creator>Unknown Author</dc:creator>
              <dc:date>2019-10-02T22:00:17</dc:date>
            </office:change-info>
            <text:p text:style-name="P9"><text:span text:style-name="T15"><text:s/>être diversifiés dans le contenu de l’application. </text:span></text:p>
          </text:deletion>
        </text:changed-region>
        <text:changed-region xml:id="ct1811168877248" text:id="ct1811168877248">
          <text:insertion>
            <office:change-info>
              <dc:creator>Unknown Author</dc:creator>
              <dc:date>2019-10-02T22:00:19</dc:date>
            </office:change-info>
          </text:insertion>
        </text:changed-region>
        <text:changed-region xml:id="ct1811249422720" text:id="ct1811249422720">
          <text:insertion>
            <office:change-info>
              <dc:creator>Unknown Author</dc:creator>
              <dc:date>2019-10-02T22:01:03</dc:date>
            </office:change-info>
          </text:insertion>
        </text:changed-region>
        <text:changed-region xml:id="ct1811249425120" text:id="ct1811249425120">
          <text:insertion>
            <office:change-info>
              <dc:creator>Unknown Author</dc:creator>
              <dc:date>2019-10-02T22:01: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office:annotation office:name="__Annotation__1339_2403913230"><dc:creator>Unknown Author</dc:creator><dc:date>2019-10-02T22:01:13.830000000</dc:date><text:p text:style-name="P35"><text:span text:style-name="T28">Manque etude quantitative</text:span></text:p><text:p text:style-name="P35"><text:span text:style-name="T28"/></text:p><text:p text:style-name="P35"><text:span text:style-name="T28">Je pense que certaint point sont « superficiel » et on trop d’importance dans l’étude par rapport à d’autre. (synestruc)</text:span></text:p><text:p text:style-name="P35"><text:span text:style-name="T28"/></text:p><text:p text:style-name="P35"><text:span text:style-name="T28">Aussi je pense que ton étude ne porte pas suffisament sur l’étude du Besoin. </text:span></text:p><text:p text:style-name="P35"><text:span text:style-name="T28">Ie elle ne répond pas suffisament a la question : </text:span></text:p><text:p text:style-name="P35"><text:span text:style-name="T28">« Pourquoi les clients payerai pour notre app ? »</text:span></text:p></office:annotation>L’analyse du besoin<text:change text:change-id="ct1811155503376"/></text:p>
      <text:h text:style-name="P26" text:outline-level="2">Contexte</text:h>
      <text:p text:style-name="P3"><text:tab/><office:annotation office:name="__Annotation__1237_2403913230"><dc:creator>Unknown Author</dc:creator><dc:date>2019-10-02T20:27:59.186000000</dc:date><text:p text:style-name="P35"><text:span text:style-name="T28">Devrait parler sur le besoin d’une application sur le marché en général et sur le marché des applications de smartphone</text:span></text:p></office:annotation>Les clients ont des attentes<text:change-start text:change-id="ct1811155504576"/> <text:change-end text:change-id="ct1811155504576"/><text:change text:change-id="ct1811155504096"/>par rapport à un logiciel qui visualise la musique. Effectivement, lorsqu’une personne <text:change text:change-id="ct1811155505056"/><text:span text:style-name="T2">visualise</text:span><text:change-start text:change-id="ct1811155496176"/><text:span text:style-name="T2"> de la musique</text:span><text:change-end text:change-id="ct1811155496176"/>, elle souhaite que la musique écout<text:span text:style-name="T2">ée</text:span> possède une cohérence avec la musique visualiser. <text:change text:change-id="ct1811236795552"/><text:change-start text:change-id="ct1811236795312"/><text:span text:style-name="T3">L’</text:span><text:change-end text:change-id="ct1811236795312"/><text:change text:change-id="ct1811236798432"/><text:span text:style-name="T3">objectif est de lire une musique</text:span><text:change text:change-id="ct1811236794832"/><text:span text:style-name="T3"> qu</text:span><text:change-start text:change-id="ct1811236796752"/><text:span text:style-name="T3">e l’utilisateur </text:span><text:change-end text:change-id="ct1811236796752"/><text:change text:change-id="ct1811236796512"/><text:span text:style-name="T3"><text:s/>aime et de visualiser cette dernière sur un écran de bonne qualité</text:span><text:change text:change-id="ct1811233666368"/><text:span text:style-name="T3">. </text:span><text:change-start text:change-id="ct1811233665168"/><office:annotation-end office:name="__Annotation__1237_2403913230"/><text:change-end text:change-id="ct1811233665168"/></text:p>
      <text:h text:style-name="P27" text:outline-level="2">Observation</text:h>
      <text:p text:style-name="P15"><office:annotation office:name="__Annotation__1238_2403913230"><dc:creator>Unknown Author</dc:creator><dc:date>2019-10-02T20:31:48.564000000</dc:date><text:p text:style-name="P35"><text:span text:style-name="T28">Pas lieu d’être a mon goût car le prof a dit que l’on n’avait pas a faire d’observation vus notre sujet.</text:span></text:p><text:p text:style-name="P35"><text:span text:style-name="T28">Aussi si tu tiens a cette partie je parlerai d’observation que l’on a fait.</text:span></text:p><text:p text:style-name="P35"><text:span text:style-name="T28">Par contre y a des phrases qui sont intéressante pour l’étude du BESOIN</text:span></text:p></office:annotation>Lors d’une balade dans la rue, nous pouvons observer les personnes se promener, aller au travail, allez au médecin… Lors des horaires scolaires, que cela soit des élèves de collèges, lycéens ou des étudiants supérieurs, la plus part d’entre eux, possède un téléphone avec lequel ils écoutent de la musique. <text:change text:change-id="ct1811170469936"/><text:change text:change-id="ct1811236795792"/><text:change text:change-id="ct1811236795072"/><text:change-start text:change-id="ct1811233665648"/><text:span text:style-name="T21">Les jeunes d’aujourd’hui possèdent</text:span><text:change-end text:change-id="ct1811233665648"/><text:change text:change-id="ct1811247838528"/><text:change-start text:change-id="ct1811247839968"/> <text:span text:style-name="T21">principalement tous des écouteurs. Point intéressant, on remarque que ce sont les étudiant qui écoutent le plus de musique, comparé aux autre tranche d</text:span><text:change-end text:change-id="ct1811247839968"/><text:change-start text:change-id="ct1811243953136"/><text:span text:style-name="T21">’âge.</text:span><text:change-end text:change-id="ct1811243953136"/><text:change-start text:change-id="ct1811243952896"/> <text:change-end text:change-id="ct1811243952896"/><text:span text:style-name="T4">Les personnes qui visualisent la musique sont des personnes qui en ont fait leur métier ou des personnes de grand public. Cf interview. </text:span><text:change-start text:change-id="ct1811243950976"/><office:annotation-end office:name="__Annotation__1238_2403913230"/><text:change-end text:change-id="ct1811243950976"/><text:change text:change-id="ct1811247839488"/></text:p>
      <text:h text:style-name="P28" text:outline-level="2">A trouver</text:h>
      <text:p text:style-name="P4">Lorsque les personnes utilisent un logiciel <text:change-start text:change-id="ct1811241833584"/><text:span text:style-name="T22">afin de visualiser de la musique </text:span><text:change-end text:change-id="ct1811241833584"/>ou vont sur <text:span text:style-name="T6">Y</text:span>outube, <text:change-start text:change-id="ct1811155540576"/><text:span text:style-name="T22">celles-ci veulent se détendre, se relaxer, </text:span><text:change-end text:change-id="ct1811155540576"/><text:change-start text:change-id="ct1811155537456"/><text:span text:style-name="T22">s’apaiser.</text:span><text:change-end text:change-id="ct1811155537456"/><text:change text:change-id="ct1811247837808"/></text:p>
      <text:p text:style-name="P5">Les personnes qui visualisent <text:change-start text:change-id="ct1811247840208"/><text:span text:style-name="T22">de </text:span><text:change-end text:change-id="ct1811247840208"/>la musique <text:change text:change-id="ct1811236796992"/><text:change-start text:change-id="ct1811236797712"/><text:span text:style-name="T8">préfère d’avantage</text:span><text:change-end text:change-id="ct1811236797712"/><text:change-start text:change-id="ct1811247837088"/><text:span text:style-name="T8"> écouter leur musiques et non des musiques avec lesquel elles ne sont pas familières.</text:span><text:change-end text:change-id="ct1811247837088"/><text:change text:change-id="ct1811247836608"/><text:change text:change-id="ct1811247839008"/></text:p>
      <text:p text:style-name="P11"><office:annotation office:name="__Annotation__1257_2403913230"><dc:creator>Unknown Author</dc:creator><dc:date>2019-10-02T21:03:12.930000000</dc:date><text:p text:style-name="P35"><text:span text:style-name="T28">Je mettrai pas dans cette partie</text:span></text:p><text:p text:style-name="P35"><text:span text:style-name="T28">Plus dans un truc du style « Critère de choix » par exemple</text:span></text:p></office:annotation>De plus, <text:change text:change-id="ct1811247839248"/><text:change-start text:change-id="ct1811247837568"/><text:span text:style-name="T22">elles</text:span><text:change-end text:change-id="ct1811247837568"/> choisissent leur logiciel en fonction de leur besoin<text:change-start text:change-id="ct1811155534816"/> <text:span text:style-name="T23">et apprécie la disponibilité de fonctionnalité</text:span><text:change-end text:change-id="ct1811155534816"/><text:change-start text:change-id="ct1811155533136"/><text:span text:style-name="T23">s auquel elles n’avaient pas pensé</text:span><text:change-end text:change-id="ct1811155533136"/><text:change-start text:change-id="ct1811155531936"/>. <text:span text:style-name="T23">Un autre critère de choix, il faut que le logiciel utilisé soit mis à jour.</text:span><text:change-end text:change-id="ct1811155531936"/><text:change text:change-id="ct1811155537216"/><text:change-start text:change-id="ct1811238326640"/><office:annotation-end office:name="__Annotation__1257_2403913230"/><text:change-end text:change-id="ct1811238326640"/></text:p>
      <text:h text:style-name="P29" text:outline-level="2">La synesthésie</text:h>
      <text:h text:style-name="P33" text:outline-level="3"><text:tab/>Définition :</text:h>
      <text:p text:style-name="P20">La synesthésie est un trouble de la perception dans lequel une sensation supplémentaire est ressentie dans une autre région du corps que celle <text:change-start text:change-id="ct1811155538416"/><text:span text:style-name="T23">où elle est ressentie initialement.</text:span><text:change-end text:change-id="ct1811155538416"/><text:change text:change-id="ct1811243953376"/><text:change text:change-id="ct1811243950736"/></text:p>
      <text:h text:style-name="P34" text:outline-level="3"><text:soft-page-break/><text:tab/><text:span text:style-name="T16">Cas de Jack Coulter :</text:span></text:h>
      <text:p text:style-name="P21">Cette personne est atteinte de la synesthésie, ce<text:change text:change-id="ct1811236797232"/> n’est pas une maladie<text:change-start text:change-id="ct1811170469456"/>. <office:annotation office:name="__Annotation__1267_2403913230"><dc:creator>Unknown Author</dc:creator><dc:date>2019-10-02T21:06:31.072000000</dc:date><text:p text:style-name="P35"><text:span text:style-name="T28">Je mettrais une phrase juste avant. Disant que la synétruc est pas une maladie mais autre chose.</text:span></text:p></office:annotation><text:span text:style-name="T24">Cependant,</text:span><text:change-end text:change-id="ct1811170469456"/><text:change text:change-id="ct1811247837328"/> il y a peu<text:change text:change-id="ct1811247836848"/> de personne<text:change-start text:change-id="ct1811247839728"/><text:span text:style-name="T23">s</text:span><text:change-end text:change-id="ct1811247839728"/> qui peuvent<text:change-start text:change-id="ct1811155555456"/>,<text:change-end text:change-id="ct1811155555456"/> lorsqu’<text:change-start text:change-id="ct1811247838768"/><text:span text:style-name="T23">elles</text:span><text:change-end text:change-id="ct1811247838768"/><text:change text:change-id="ct1811247838288"/> écoute<text:change-start text:change-id="ct1811247838048"/><text:span text:style-name="T23">nt</text:span><text:change-end text:change-id="ct1811247838048"/> de la musique<text:change-start text:change-id="ct1811241832864"/>,<text:change-end text:change-id="ct1811241832864"/><text:change text:change-id="ct1811241831664"/> entend<text:change-start text:change-id="ct1811155554256"/><text:span text:style-name="T24">re</text:span><text:change-end text:change-id="ct1811155554256"/><text:change text:change-id="ct1811155547536"/> un son <text:change text:change-id="ct1811241830464"/><text:change-start text:change-id="ct1811241831184"/><text:span text:style-name="T24">et</text:span><text:change-end text:change-id="ct1811241831184"/> produi<text:change-start text:change-id="ct1811241830944"/><text:span text:style-name="T24">re</text:span><text:change-end text:change-id="ct1811241830944"/><text:change text:change-id="ct1811241832144"/> des couleurs<text:change-start text:change-id="ct1811241830224"/> <text:span text:style-name="T24">en fonction</text:span><text:change-end text:change-id="ct1811241830224"/>.<text:change-start text:change-id="ct1811243951456"/><office:annotation-end office:name="__Annotation__1267_2403913230"/><text:change-end text:change-id="ct1811243951456"/> Pour interpréter ce qu’il voyait, <text:change text:change-id="ct1811155549936"/><text:change-start text:change-id="ct1811155554496"/><text:span text:style-name="T24">Jack Coulter a peind</text:span><text:change-end text:change-id="ct1811155554496"/>. <text:change text:change-id="ct1811243951696"/><text:change text:change-id="ct1811243953856"/><text:span text:style-name="T18"><text:s/></text:span><text:change-start text:change-id="ct1811243950496"/><text:span text:style-name="T18">M</text:span><text:change-end text:change-id="ct1811243950496"/><text:change-start text:change-id="ct1811238329520"/><text:span text:style-name="T18">onsieur Coulter a fait des peinture très variées due aux nombreuses musiques différentes qu’il a écouter.</text:span><text:change-end text:change-id="ct1811238329520"/><text:change text:change-id="ct1811240223904"/></text:p>
      <text:h text:style-name="P34" text:outline-level="3"><text:tab/><text:span text:style-name="T19">Cas de Melissa McCracken :</text:span></text:h>
      <text:p text:style-name="P12">Melissa McCracken a aussi une forme de synesthésie. Elle peut voir la musique avec une forme et une position spatiale spécifique. On apprend aussi qu’il y a plusieurs formes de synesthésie<text:change text:change-id="ct1811155540336"/><text:change-start text:change-id="ct1811155529776"/>,<text:change-end text:change-id="ct1811155529776"/> 152<text:change-start text:change-id="ct1811155540816"/> <text:span text:style-name="T25">au total</text:span><text:change-end text:change-id="ct1811155540816"/><text:change text:change-id="ct1811155535056"/>. La synesthésie peut sollicite<text:change-start text:change-id="ct1811247758416"/><text:span text:style-name="T25">r</text:span><text:change-end text:change-id="ct1811247758416"/> deux <text:change text:change-id="ct1811155541536"/>sens<text:change-start text:change-id="ct1811241832624"/> <text:span text:style-name="T25">ou plus</text:span><text:change-end text:change-id="ct1811241832624"/><text:change text:change-id="ct1811247757696"/><text:change-start text:change-id="ct1811155536496"/>.<text:change-end text:change-id="ct1811155536496"/> <text:change-start text:change-id="ct1811155538656"/><text:span text:style-name="T25">C’est pourquoi</text:span><text:change-end text:change-id="ct1811155538656"/><text:change text:change-id="ct1811155539376"/> les personnes <text:change-start text:change-id="ct1811155533616"/><text:span text:style-name="T25">atteintes de synesthésie </text:span><text:change-end text:change-id="ct1811155533616"/>ne <text:change text:change-id="ct1811155530256"/><text:change text:change-id="ct1811155534576"/><text:change-start text:change-id="ct1811155531696"/><text:s/><text:span text:style-name="T25">verront pas </text:span><text:change-end text:change-id="ct1811155531696"/><text:s/>les choses de la même manière. <text:change text:change-id="ct1811155527856"/><text:change-start text:change-id="ct1811155541056"/><text:span text:style-name="T25">Melissa McCracken, comme Jack Coulter</text:span><text:change-end text:change-id="ct1811155541056"/> va<text:change-start text:change-id="ct1811297291232"/> <text:span text:style-name="T25">peindre afin de </text:span><text:change-end text:change-id="ct1811297291232"/><text:s/>retranscrire les mouvements de la musique<text:change text:change-id="ct1811297288592"/><text:change-start text:change-id="ct1811297290992"/> <text:span text:style-name="T25">qu’elle ressent.</text:span><text:change-end text:change-id="ct1811297290992"/><text:change text:change-id="ct1811297288112"/></text:p>
      <text:h text:style-name="P30" text:outline-level="2">Interview</text:h>
      <text:p text:style-name="P6"><text:tab/><text:span text:style-name="T10">Fait le vendredi 28 septembre 2019 :</text:span></text:p>
      <text:p text:style-name="P1"><text:span text:style-name="T10">La première</text:span> personne <text:span text:style-name="T10">interview</text:span><text:change-start text:change-id="ct1811297290752"/><text:span text:style-name="T10">ée</text:span><text:change-end text:change-id="ct1811297290752"/><text:change text:change-id="ct1811240222464"/><text:span text:style-name="T10"> est un homme qui</text:span> fait ces études et qui écoutent souvent de la musique chez lui, ou dans les transport en commun. Il a déjà essayer de visualiser<text:change-start text:change-id="ct1811297289312"/> <text:span text:style-name="T25">de</text:span><text:change-end text:change-id="ct1811297289312"/> la musique, mais il n’aime pas trop, car cela lui déplaît au niveau de la sonorité. Il utilise une application basique qui à déjà été préalablement installer sur son téléphone, pour écouter de la musique <text:span text:style-name="T11">(Google </text:span><text:change-start text:change-id="ct1811297289792"/><text:span text:style-name="T11">P</text:span><text:change-end text:change-id="ct1811297289792"/><text:change text:change-id="ct1811297288352"/><text:span text:style-name="T11">lay </text:span><text:change-start text:change-id="ct1811297289552"/><text:span text:style-name="T11">M</text:span><text:change-end text:change-id="ct1811297289552"/><text:change text:change-id="ct1811297290032"/><text:span text:style-name="T11">usic). Écouter de la musique, </text:span><text:change-start text:change-id="ct1811297289072"/><text:span text:style-name="T11">lui </text:span><text:change-end text:change-id="ct1811297289072"/><text:span text:style-name="T11">sert </text:span><text:change text:change-id="ct1811295668448"/><text:change-start text:change-id="ct1811295668928"/><text:span text:style-name="T11">pour</text:span><text:change-end text:change-id="ct1811295668928"/><text:span text:style-name="T11"> se relaxer, se détendre mais aussi</text:span><text:change text:change-id="ct1811295667728"/><text:span text:style-name="T11"> réfléchir, se motiver</text:span><text:change-start text:change-id="ct1811155488976"/><text:span text:style-name="T11"> ;</text:span><text:change-end text:change-id="ct1811155488976"/><text:change text:change-id="ct1811295666288"/><text:span text:style-name="T11"> tous dépend de ce qu’il est en train de faire. Youtube</text:span><text:change-start text:change-id="ct1811247763456"/><text:span text:style-name="T11"> lui</text:span><text:change-end text:change-id="ct1811247763456"/><text:span text:style-name="T11"> permet d’écouter de la musique et </text:span><text:change text:change-id="ct1811295667008"/><text:change-start text:change-id="ct1811295669648"/><text:span text:style-name="T11">d’avoir accès à une </text:span><text:change-end text:change-id="ct1811295669648"/><text:change text:change-id="ct1811295667488"/><text:span text:style-name="T11">large variété. La visualisation de la musique ne l’intéresse pas</text:span><text:change-start text:change-id="ct1811241833824"/><text:span text:style-name="T11">.</text:span><text:change-end text:change-id="ct1811241833824"/><text:change text:change-id="ct1811233666608"/><text:change-start text:change-id="ct1811241831424"/><text:span text:style-name="T11">En effet, i</text:span><text:change-end text:change-id="ct1811241831424"/><text:span text:style-name="T11">l fait souvent quelques choses à </text:span><text:change text:change-id="ct1811295222592"/><text:change-start text:change-id="ct1811295220672"/><text:span text:style-name="T11">côté</text:span><text:change-end text:change-id="ct1811295220672"/><text:change text:change-id="ct1811247763936"/><text:span text:style-name="T11">. Cela dit, il pourrait changer d’application</text:span><text:change-start text:change-id="ct1811295222352"/><text:span text:style-name="T11">.</text:span><text:change-end text:change-id="ct1811295222352"/><text:change text:change-id="ct1811295223312"/><text:span text:style-name="T11"> </text:span><text:change-start text:change-id="ct1811295667968"/><text:span text:style-name="T11">Pour cela il faudrait que </text:span><text:change-end text:change-id="ct1811295667968"/><text:span text:style-name="T11">l’application </text:span><text:change text:change-id="ct1811295224032"/><text:change-start text:change-id="ct1811295223072"/><text:span text:style-name="T11">soit</text:span><text:change-end text:change-id="ct1811295223072"/><text:span text:style-name="T11"> innovante et </text:span><text:change-start text:change-id="ct1811295221152"/><text:span text:style-name="T11">qu’elle </text:span><text:change-end text:change-id="ct1811295221152"/><text:change text:change-id="ct1811295666768"/><text:span text:style-name="T11">lui permet</text:span><text:change-start text:change-id="ct1811155488016"/><text:span text:style-name="T11">te</text:span><text:change-end text:change-id="ct1811155488016"/><text:span text:style-name="T11"> de ranger</text:span><text:change text:change-id="ct1811295666528"/><text:change-start text:change-id="ct1811295668208"/><text:span text:style-name="T11"> ainsi que de</text:span><text:change-end text:change-id="ct1811295668208"/><text:span text:style-name="T11"> choisir </text:span><text:change-start text:change-id="ct1811247763696"/><text:span text:style-name="T11">de </text:span><text:change-end text:change-id="ct1811247763696"/><text:span text:style-name="T11">la musique comme il l’entend. </text:span><text:change-start text:change-id="ct1811247758176"/><text:span text:style-name="T11">Dans le cadre d’une interface graphique, </text:span><text:change-end text:change-id="ct1811247758176"/><text:change text:change-id="ct1811295224272"/><text:change-start text:change-id="ct1811241831904"/><text:span text:style-name="T11">i</text:span><text:change-end text:change-id="ct1811241831904"/><text:span text:style-name="T11">l propose </text:span><text:change text:change-id="ct1811233666848"/><text:span text:style-name="T11">de </text:span><text:change text:change-id="ct1811295221872"/><text:change-start text:change-id="ct1811295201184"/><text:span text:style-name="T11">créer</text:span><text:change-end text:change-id="ct1811295201184"/><text:span text:style-name="T11"> un</text:span><text:change-start text:change-id="ct1811295667248"/><text:span text:style-name="T11">e</text:span><text:change-end text:change-id="ct1811295667248"/><text:span text:style-name="T11"> </text:span><text:change-start text:change-id="ct1811295668688"/><text:span text:style-name="T11">for</text:span><text:change-end text:change-id="ct1811295668688"/><text:change-start text:change-id="ct1811295669888"/><text:span text:style-name="T11">me doté de </text:span><text:change-end text:change-id="ct1811295669888"/><text:span text:style-name="T11">relief afin de capter l’attention </text:span><text:change text:change-id="ct1811238509264"/><text:change-start text:change-id="ct1811238328560"/><text:span text:style-name="T11">De l’utilisateur sur l’application.</text:span><text:change-end text:change-id="ct1811238328560"/></text:p>
      <text:p text:style-name="P1"><text:tab/><text:span text:style-name="T12">Fait le samedi 29 septembre 2019 :</text:span></text:p>
      <text:p text:style-name="P13">La deuxième interview <text:change-start text:change-id="ct1811295202624"/><text:span text:style-name="T26">a </text:span><text:change-end text:change-id="ct1811295202624"/><text:change-start text:change-id="ct1811295202144"/><text:span text:style-name="T26">été effectué avec </text:span><text:change-end text:change-id="ct1811295202144"/><text:change text:change-id="ct1811295201424"/>une femme qui étudie en médecine vétérinaire<text:change text:change-id="ct1811295201664"/><text:change-start text:change-id="ct1811295203104"/>.<text:change-end text:change-id="ct1811295203104"/> <text:change text:change-id="ct1811295202384"/><text:change-start text:change-id="ct1811295199744"/><text:span text:style-name="T26">E</text:span><text:change-end text:change-id="ct1811295199744"/>lle écoute principalement tous les genres<text:change-start text:change-id="ct1811295202864"/> <text:span text:style-name="T26">de musiques, mais change</text:span><text:change-end text:change-id="ct1811295202864"/> selon <text:change-start text:change-id="ct1811295200224"/><text:span text:style-name="T26">s</text:span><text:change-end text:change-id="ct1811295200224"/><text:change text:change-id="ct1811295199504"/>es envies. Elle écoute de la musique pratiquement tous les jours, principalement dans les trajets en commun mais aussi chez elle. Elle utilise l’application Spotify, qui est une application sur téléphone mais <text:change text:change-id="ct1811295200704"/><text:change-start text:change-id="ct1811295200944"/><text:span text:style-name="T26">également disponible</text:span><text:change-end text:change-id="ct1811295200944"/><text:change-start text:change-id="ct1811247757936"/><text:span text:style-name="T26"> sur PC</text:span><text:change-end text:change-id="ct1811247757936"/><text:change text:change-id="ct1811247758656"/>. Elle pourrait visualiser<text:change-start text:change-id="ct1811247760096"/> <text:span text:style-name="T26">de</text:span><text:change-end text:change-id="ct1811247760096"/> la musique <text:soft-page-break/>par curiosité<text:change-start text:change-id="ct1811247759376"/>.<text:change-end text:change-id="ct1811247759376"/><text:change text:change-id="ct1811247761296"/> <text:change text:change-id="ct1811295223552"/><text:change-start text:change-id="ct1811295221632"/><text:span text:style-name="T26">Elle pourrait</text:span><text:change-end text:change-id="ct1811295221632"/> changer <text:change text:change-id="ct1811247764656"/><text:change-start text:change-id="ct1811247762736"/><text:span text:style-name="T26">de logiciel s’</text:span><text:change-end text:change-id="ct1811247762736"/><text:change-start text:change-id="ct1811247759616"/><text:span text:style-name="T26">il</text:span><text:change-end text:change-id="ct1811247759616"/><text:change text:change-id="ct1811247761536"/> lui permettrais de faire des choses en plus qu’elle<text:change-start text:change-id="ct1811243951936"/> <text:span text:style-name="T27">aimerait</text:span><text:change-end text:change-id="ct1811243951936"/> fai<text:change-start text:change-id="ct1811243954096"/><text:span text:style-name="T27">re</text:span><text:change-end text:change-id="ct1811243954096"/><text:change text:change-id="ct1811295757664"/> (comme lire des paroles de chanson). <text:change-start text:change-id="ct1811295759104"/><text:span text:style-name="T27">En fonction du genre de musique qu’elle écoute</text:span><text:change-end text:change-id="ct1811295759104"/><text:change-start text:change-id="ct1811155504816"/><text:span text:style-name="T27">, elle ressentira des émotions différentes. </text:span><text:change-end text:change-id="ct1811155504816"/><text:change text:change-id="ct1811295669408"/><text:change-start text:change-id="ct1811295669168"/><text:span text:style-name="T27">La facilité de lecture et la qualité de vidéo sont des </text:span><text:change-end text:change-id="ct1811295669168"/><text:change-start text:change-id="ct1811155507216"/><text:span text:style-name="T27">critère important selon elle.</text:span><text:change-end text:change-id="ct1811155507216"/><text:change text:change-id="ct1811295761264"/></text:p>
      <text:p text:style-name="P2"><text:tab/><text:span text:style-name="T13">Fait le lundi 30 septembre 2019 :</text:span></text:p>
      <text:p text:style-name="P2"/>
      <text:p text:style-name="P10">Conclusion des interviews :</text:p>
      <text:p text:style-name="P10"><text:tab/><text:span text:style-name="T14">La plus part des personnes qui écoutent de la musique sont des </text:span><text:change text:change-id="ct1811247761776"/><text:span text:style-name="T14">jeunes. Ils apprécient écouter diverse</text:span><text:change-start text:change-id="ct1811247760576"/><text:span text:style-name="T14">s</text:span><text:change-end text:change-id="ct1811247760576"/><text:span text:style-name="T14"> musique</text:span><text:change-start text:change-id="ct1811247757456"/><text:span text:style-name="T14">s</text:span><text:change-end text:change-id="ct1811247757456"/><text:span text:style-name="T14">, mais </text:span><text:change-start text:change-id="ct1811247762256"/><text:span text:style-name="T14">il favorisent certains genres en fonction de l’activité qu</text:span><text:change-end text:change-id="ct1811247762256"/><text:change-start text:change-id="ct1811247764896"/><text:span text:style-name="T14">’ils exercent.</text:span><text:change-end text:change-id="ct1811247764896"/><text:change text:change-id="ct1811155504336"/><text:span text:style-name="T14"> Cela</text:span><text:change text:change-id="ct1811155501936"/><text:span text:style-name="T14"> les relaxes,</text:span><text:change-start text:change-id="ct1811155506736"/><text:span text:style-name="T14"> </text:span><text:change-end text:change-id="ct1811155506736"/><text:change-start text:change-id="ct1811155510336"/><text:span text:style-name="T14">les</text:span><text:change-end text:change-id="ct1811155510336"/><text:span text:style-name="T14"> détends et peu</text:span><text:change-start text:change-id="ct1811155498096"/><text:span text:style-name="T14">t</text:span><text:change-end text:change-id="ct1811155498096"/><text:change text:change-id="ct1811155507456"/><text:span text:style-name="T14"> les aider à réfléchir et à se concentrer. De plus, la musique à pour eux plusieurs aspects qui sont très divers et varié et qu’on retrouve dans la majorité des interviews. Il faudrait donc essayer de faire une application qui </text:span><text:change text:change-id="ct1811247760816"/><text:change-start text:change-id="ct1811247761056"/><text:span text:style-name="T14">innovante </text:span><text:change-end text:change-id="ct1811247761056"/><text:span text:style-name="T14"><text:s/>afin de ce démarquer des autres concurrents. Il fau</text:span><text:change-start text:change-id="ct1811247762016"/><text:span text:style-name="T14">drait</text:span><text:change-end text:change-id="ct1811247762016"/><text:change text:change-id="ct1811247759136"/><text:span text:style-name="T14"> aussi avoir des fonctionnalités </text:span><text:change text:change-id="ct1811295760784"/><text:change-start text:change-id="ct1811295757904"/><text:span text:style-name="T14">permettant</text:span><text:change-end text:change-id="ct1811295757904"/><text:span text:style-name="T14"> </text:span><text:change text:change-id="ct1811295222112"/><text:span text:style-name="T14">de </text:span><text:change text:change-id="ct1811295760064"/><text:span text:style-name="T14"><text:s/>trier et</text:span><text:change-start text:change-id="ct1811295758864"/><text:span text:style-name="T14"> de</text:span><text:change-end text:change-id="ct1811295758864"/><text:span text:style-name="T14"> ranger les musiques dans l’ordre souhaiter. De plus, il serait très précieux de pouvoir avoir des musiques </text:span><text:change text:change-id="ct1811155536016"/><text:span text:style-name="T14">disponible </text:span><text:change-start text:change-id="ct1811155532176"/><text:span text:style-name="T14">dès le téléchargement, </text:span><text:change-end text:change-id="ct1811155532176"/><text:span text:style-name="T14">afin de ne pas perdre de temps pour </text:span><text:change text:change-id="ct1811155539616"/><text:change-start text:change-id="ct1811155529296"/><text:span text:style-name="T14">pour pouvoir utilisé l’application</text:span><text:change-end text:change-id="ct1811155529296"/><text:span text:style-name="T14">. </text:span><text:change text:change-id="ct1811295220912"/><text:change-start text:change-id="ct1811295221392"/><text:span text:style-name="T14">Pour</text:span><text:change-end text:change-id="ct1811295221392"/><text:span text:style-name="T14"> ce démarquer de </text:span><text:change text:change-id="ct1811233678032"/><text:change-start text:change-id="ct1811168877968"/><text:span text:style-name="T14">nos</text:span><text:change-end text:change-id="ct1811168877968"/><text:span text:style-name="T14"> concurrents, il faut donc essayer </text:span><text:change-start text:change-id="ct1811155537936"/><text:span text:style-name="T14">de retranscrire la musique comme à l’origine afin </text:span><text:change-end text:change-id="ct1811155537936"/><text:span text:style-name="T14">d’éviter d’avoir des musiques </text:span><text:change text:change-id="ct1811247762976"/><text:change-start text:change-id="ct1811247759856"/><text:span text:style-name="T14">s</text:span><text:change-end text:change-id="ct1811247759856"/><text:span text:style-name="T14">aturé</text:span><text:change-start text:change-id="ct1811247763216"/><text:span text:style-name="T14">e</text:span><text:change-end text:change-id="ct1811247763216"/><text:span text:style-name="T14">s </text:span><text:change-start text:change-id="ct1811247757216"/><text:span text:style-name="T14">pour garantir une bonne </text:span><text:change-end text:change-id="ct1811247757216"/><text:change-start text:change-id="ct1811247764176"/><text:span text:style-name="T14">écoute à l’utilisateur.</text:span><text:change-end text:change-id="ct1811247764176"/><text:change text:change-id="ct1811247764416"/><text:span text:style-name="T14"> </text:span><text:span text:style-name="T14"><office:annotation office:name="__Annotation__1319_2403913230"><dc:creator>Unknown Author</dc:creator><dc:date>2019-10-02T21:54:13.839000000</dc:date><text:p text:style-name="P35"><text:span text:style-name="T28">Hyper intéressant pour l’étude du besoin</text:span></text:p><text:p text:style-name="P35"><text:span text:style-name="T28">Donc je pense que sa mériterait un partie entière parlant de sa</text:span></text:p></office:annotation></text:span><text:span text:style-name="T14">Ensuite, pour que ces personnes visualise</text:span><text:change text:change-id="ct1811168877728"/><text:change-start text:change-id="ct1811295761024"/><text:span text:style-name="T14">nt</text:span><text:change-end text:change-id="ct1811295761024"/><text:span text:style-name="T14"> </text:span><text:change-start text:change-id="ct1811295759344"/><text:span text:style-name="T14">de </text:span><text:change-end text:change-id="ct1811295759344"/><text:span text:style-name="T14">la musique, ils doivent être intéress</text:span><text:change-start text:change-id="ct1811295759824"/><text:span text:style-name="T14">é</text:span><text:change-end text:change-id="ct1811295759824"/><text:change text:change-id="ct1811295222832"/><text:span text:style-name="T14"> et vouloir l</text:span><text:change-start text:change-id="ct1811295758624"/><text:span text:style-name="T14">a</text:span><text:change-end text:change-id="ct1811295758624"/><text:change text:change-id="ct1811295759584"/><text:span text:style-name="T14"> visualiser. Pour cela, une pub sera</text:span><text:change-start text:change-id="ct1811295199984"/><text:span text:style-name="T14">i</text:span><text:change-end text:change-id="ct1811295199984"/><text:span text:style-name="T14"> </text:span><text:change text:change-id="ct1811168875328"/><text:change-start text:change-id="ct1811168876288"/><text:span text:style-name="T14">appréciée</text:span><text:change-end text:change-id="ct1811168876288"/><text:change text:change-id="ct1811238509744"/><text:change-start text:change-id="ct1811168876768"/><text:span text:style-name="T14"> afin</text:span><text:change-end text:change-id="ct1811168876768"/><text:change-start text:change-id="ct1811295760544"/><text:span text:style-name="T14"> de faire connaître l’application au grand public</text:span><text:change-end text:change-id="ct1811295760544"/><text:change text:change-id="ct1811297556160"/><text:change text:change-id="ct1811295758384"/><text:span text:style-name="T14">, sachant</text:span><text:change-start text:change-id="ct1811168875088"/><text:span text:style-name="T14"> qu’il faudrait viser un public jeune ou des personne</text:span><text:change-end text:change-id="ct1811168875088"/><text:change-start text:change-id="ct1811155533856"/><text:span text:style-name="T14">s qui en font leur métier (Djs, ingénieurs de sons)</text:span><office:annotation-end office:name="__Annotation__1319_2403913230"/><text:span text:style-name="T14">.</text:span><text:change-end text:change-id="ct1811155533856"/><text:change text:change-id="ct1811155542016"/></text:p>
      <text:h text:style-name="P31" text:outline-level="2"><office:annotation office:name="__Annotation__1320_2403913230"><dc:creator>Unknown Author</dc:creator><dc:date>2019-10-02T21:55:34.324000000</dc:date><text:p text:style-name="P35"><text:span text:style-name="T28">Peut être pas mal, mais a voir comment sa évolue.</text:span></text:p><text:p text:style-name="P35"><text:span text:style-name="T28">Ie si sa part trop sur des app spécifique par exemple → pas la peine</text:span></text:p><text:p text:style-name="P35"><text:span text:style-name="T28">Par contre si sa part sur de la veille ou des truc comme sa, why not</text:span></text:p></office:annotation>Concurrence</text:h>
      <text:p text:style-name="P8"><text:tab/>Il y a de plus en plus de concurrence dans l’informatique, car ce domaine possède une grande évolutions technologiques. <text:change-start text:change-id="ct1811295223792"/><office:annotation-end office:name="__Annotation__1320_2403913230"/><text:change-end text:change-id="ct1811295223792"/></text:p>
      <text:p text:style-name="P8"/>
      <text:h text:style-name="P31" text:outline-level="2">Amélioration</text:h>
      <text:p text:style-name="P9"><text:tab/>Des clients peuvent chercher d’autres logiciels afin d’améliorer leur performance et de gagner en visibilité. <text:span text:style-name="T15">De plus, si la musique qu’il écoute et trop dans les aiguës ou trop dans les graves cela peut générer des saturations</text:span><text:change-start text:change-id="ct1811297557840"/><text:span text:style-name="T15"> et gêner l’utilisateur</text:span><text:change-end text:change-id="ct1811297557840"/><text:span text:style-name="T15">. Nous pouvons aussi essayer </text:span><text:change-start text:change-id="ct1811155535296"/><text:span text:style-name="T15">d’ajouter des fonctionnalités demandées par les utilisateur, comme </text:span><text:change-end text:change-id="ct1811155535296"/><text:change text:change-id="ct1811155528096"/><text:span text:style-name="T15"><text:s/>la disponibilité des paroles des musiques que nous écoutons. (en vidéo de préférence), </text:span><text:change text:change-id="ct1811168874848"/><text:change-start text:change-id="ct1811168876048"/><text:span text:style-name="T15">une </text:span><text:change-end text:change-id="ct1811168876048"/><text:change text:change-id="ct1811168875568"/><text:span text:style-name="T15">bonne qualité </text:span><text:change-start text:change-id="ct1811168876528"/><text:span text:style-name="T15"><text:s/>vidé</text:span><text:soft-page-break/><text:span text:style-name="T15">o </text:span><text:change-end text:change-id="ct1811168876528"/><text:span text:style-name="T15">(720 HD),</text:span><text:change-start text:change-id="ct1811168874608"/><text:span text:style-name="T15"> ...</text:span><text:change-end text:change-id="ct1811168874608"/><text:change text:change-id="ct1811249425840"/><text:change-start text:change-id="ct1811168877248"/><text:span text:style-name="T15"> Aussi il faudrait essayer d’être innovant dans le contenu de l’application afin de se diversifiés</text:span><text:change-end text:change-id="ct1811168877248"/><text:change-start text:change-id="ct1811249422720"/><text:span text:style-name="T15"> de nos concurents.</text:span><text:change-end text:change-id="ct1811249422720"/></text:p>
      <text:h text:style-name="P32" text:outline-level="1">Sources</text:h>
      <text:p text:style-name="P7"><text:a xlink:type="simple" xlink:href="https://techbarid.com/logiciels-de-visualisation-de-musique/" text:style-name="Internet_20_link" text:visited-style-name="Visited_20_Internet_20_Link">https://techbarid.com/logiciels-de-visualisation-de-musique/</text:a> <text:s/><text:span text:style-name="T1">Dernière visite le 27/ 09/2019</text:span></text:p>
      <text:p text:style-name="P7"><text:a xlink:type="simple" xlink:href="https://www.youtube.com/watch?v=jvK3w1UbZq8" text:style-name="Internet_20_link" text:visited-style-name="Visited_20_Internet_20_Link">https://www.youtube.com/watch?v=jvK3w1UbZq8</text:a> <text:s/><text:span text:style-name="T5">Dernière visite le 27/09/2019 (commentaire) </text:span></text:p>
      <text:p text:style-name="P7"><text:a xlink:type="simple" xlink:href="https://www.huffingtonpost.fr/2016/03/31/le-peintre-qui-entendait-synesthesie_n_9583306.html" text:style-name="Internet_20_link" text:visited-style-name="Visited_20_Internet_20_Link">https://www.huffingtonpost.fr/2016/03/31/le-peintre-qui-entendait-synesthesie_n_9583306.html</text:a> <text:s/><text:span text:style-name="T17">Dernière visite le 02/10/2019</text:span></text:p>
      <text:p text:style-name="P7"><text:a xlink:type="simple" xlink:href="http://golem13.fr/synesthesie-musique-peinture/" text:style-name="Internet_20_link" text:visited-style-name="Visited_20_Internet_20_Link">http://golem13.fr/synesthesie-musique-peinture/</text:a> <text:s/><text:span text:style-name="T20">Dernière visite le 02/10/2019</text:span><text:change-start text:change-id="ct1811249425120"/><office:annotation-end office:name="__Annotation__1339_2403913230"/><text:change-end text:change-id="ct1811249425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5:42:20.807000000</meta:creation-date>
    <meta:generator>LibreOffice/6.2.4.2$Windows_X86_64 LibreOffice_project/2412653d852ce75f65fbfa83fb7e7b669a126d64</meta:generator>
    <dc:date>2019-10-02T22:04:16.707000000</dc:date>
    <meta:editing-duration>PT1H53M53S</meta:editing-duration>
    <meta:editing-cycles>67</meta:editing-cycles>
    <meta:document-statistic meta:table-count="0" meta:image-count="0" meta:object-count="0" meta:page-count="5" meta:paragraph-count="33" meta:word-count="1091" meta:character-count="7067" meta:non-whitespace-character-count="5982"/>
  </office:meta>
</office:document-meta>
</file>